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0d3c50" officeooo:paragraph-rsid="000d3c50"/>
    </style:style>
    <style:style style:name="P2" style:family="paragraph" style:parent-style-name="Text_20_body">
      <style:text-properties officeooo:rsid="000d3c50" officeooo:paragraph-rsid="000ea7dd"/>
    </style:style>
    <style:style style:name="P3" style:family="paragraph" style:parent-style-name="Text_20_body">
      <style:text-properties officeooo:paragraph-rsid="000d3c50"/>
    </style:style>
    <style:style style:name="P4" style:family="paragraph" style:parent-style-name="Text_20_body">
      <style:text-properties officeooo:rsid="000ea7dd" officeooo:paragraph-rsid="000ea7dd"/>
    </style:style>
    <style:style style:name="P5" style:family="paragraph" style:parent-style-name="Text_20_body">
      <style:text-properties officeooo:rsid="000f7ea9" officeooo:paragraph-rsid="000f7ea9"/>
    </style:style>
    <style:style style:name="P6" style:family="paragraph" style:parent-style-name="Text_20_body">
      <style:text-properties officeooo:rsid="000fb2d4" officeooo:paragraph-rsid="000fb2d4"/>
    </style:style>
    <style:style style:name="P7" style:family="paragraph" style:parent-style-name="Text_20_body">
      <style:text-properties officeooo:paragraph-rsid="000fb2d4"/>
    </style:style>
    <style:style style:name="P8" style:family="paragraph" style:parent-style-name="Text_20_body">
      <style:text-properties officeooo:paragraph-rsid="00114b53"/>
    </style:style>
    <style:style style:name="P9" style:family="paragraph" style:parent-style-name="Text_20_body">
      <style:text-properties officeooo:rsid="00114b53" officeooo:paragraph-rsid="00114b53"/>
    </style:style>
    <style:style style:name="P10" style:family="paragraph" style:parent-style-name="Text_20_body">
      <style:text-properties fo:font-style="normal" officeooo:rsid="001945ba" officeooo:paragraph-rsid="001945ba" style:font-style-asian="normal" style:font-style-complex="normal"/>
    </style:style>
    <style:style style:name="P11" style:family="paragraph" style:parent-style-name="Text_20_body">
      <style:text-properties fo:font-style="normal" officeooo:rsid="001945ba" officeooo:paragraph-rsid="00235ad3" style:font-style-asian="normal" style:font-style-complex="normal"/>
    </style:style>
    <style:style style:name="P12" style:family="paragraph" style:parent-style-name="Text_20_body">
      <style:text-properties fo:font-style="normal" officeooo:rsid="001945ba" officeooo:paragraph-rsid="00176ce0" style:font-style-asian="normal" style:font-style-complex="normal"/>
    </style:style>
    <style:style style:name="P13" style:family="paragraph" style:parent-style-name="Text_20_body">
      <style:text-properties fo:font-style="normal" officeooo:rsid="001be0e2" officeooo:paragraph-rsid="001db63d" style:font-style-asian="normal" style:font-style-complex="normal"/>
    </style:style>
    <style:style style:name="P14" style:family="paragraph" style:parent-style-name="Text_20_body">
      <style:text-properties fo:font-style="normal" officeooo:rsid="00255d0b" style:font-style-asian="normal" style:font-style-complex="normal"/>
    </style:style>
    <style:style style:name="P15" style:family="paragraph" style:parent-style-name="Text_20_body">
      <style:text-properties fo:font-style="normal" officeooo:rsid="00255d0b" officeooo:paragraph-rsid="00255d0b" style:font-style-asian="normal" style:font-style-complex="normal"/>
    </style:style>
    <style:style style:name="P16" style:family="paragraph" style:parent-style-name="Text_20_body">
      <style:text-properties fo:font-style="normal" officeooo:rsid="0026f3dc" officeooo:paragraph-rsid="0026f3dc" style:font-style-asian="normal" style:font-style-complex="normal"/>
    </style:style>
    <style:style style:name="P17" style:family="paragraph" style:parent-style-name="Text_20_body">
      <style:text-properties fo:font-style="normal" officeooo:rsid="001f4285" officeooo:paragraph-rsid="001f4285" style:font-style-asian="normal" style:font-style-complex="normal"/>
    </style:style>
    <style:style style:name="P18" style:family="paragraph" style:parent-style-name="Text_20_body">
      <style:text-properties fo:font-style="normal" officeooo:rsid="00296399" officeooo:paragraph-rsid="00296399" style:font-style-asian="normal" style:font-style-complex="normal"/>
    </style:style>
    <style:style style:name="P19" style:family="paragraph" style:parent-style-name="Text_20_body">
      <style:text-properties fo:font-style="normal" officeooo:rsid="002b2a8d" officeooo:paragraph-rsid="002b2a8d" style:font-style-asian="normal" style:font-style-complex="normal"/>
    </style:style>
    <style:style style:name="P20" style:family="paragraph" style:parent-style-name="Text_20_body">
      <style:text-properties fo:font-style="normal" officeooo:rsid="003a12d5" officeooo:paragraph-rsid="003a12d5" style:font-style-asian="normal" style:font-style-complex="normal"/>
    </style:style>
    <style:style style:name="P21" style:family="paragraph" style:parent-style-name="Text_20_body">
      <style:text-properties fo:font-style="normal" officeooo:rsid="003a64c6" officeooo:paragraph-rsid="003a64c6" style:font-style-asian="normal" style:font-style-complex="normal"/>
    </style:style>
    <style:style style:name="P22" style:family="paragraph" style:parent-style-name="Text_20_body">
      <style:text-properties fo:font-style="normal" officeooo:rsid="003aa970" officeooo:paragraph-rsid="003aa970" style:font-style-asian="normal" style:font-style-complex="normal"/>
    </style:style>
    <style:style style:name="P23" style:family="paragraph" style:parent-style-name="Text_20_body">
      <style:text-properties fo:font-style="normal" officeooo:rsid="003c9dca" officeooo:paragraph-rsid="003c9dca" style:font-style-asian="normal" style:font-style-complex="normal"/>
    </style:style>
    <style:style style:name="P24" style:family="paragraph" style:parent-style-name="Text_20_body">
      <style:text-properties fo:font-style="normal" officeooo:rsid="0043a721" officeooo:paragraph-rsid="0043a721" style:font-style-asian="normal" style:font-style-complex="normal"/>
    </style:style>
    <style:style style:name="P25" style:family="paragraph" style:parent-style-name="Text_20_body">
      <style:text-properties fo:font-style="normal" officeooo:rsid="0043a721" officeooo:paragraph-rsid="0054c779" style:font-style-asian="normal" style:font-style-complex="normal"/>
    </style:style>
    <style:style style:name="P26" style:family="paragraph" style:parent-style-name="Text_20_body">
      <style:text-properties fo:font-style="normal" officeooo:rsid="00451647" officeooo:paragraph-rsid="00451647" style:font-style-asian="normal" style:font-style-complex="normal"/>
    </style:style>
    <style:style style:name="P27" style:family="paragraph" style:parent-style-name="Text_20_body">
      <style:text-properties fo:font-style="normal" officeooo:rsid="00406a51" officeooo:paragraph-rsid="00406a51" style:font-style-asian="normal" style:font-style-complex="normal"/>
    </style:style>
    <style:style style:name="P28" style:family="paragraph" style:parent-style-name="Text_20_body">
      <style:text-properties fo:font-style="normal" officeooo:rsid="004978c2" officeooo:paragraph-rsid="004978c2" style:font-style-asian="normal" style:font-style-complex="normal"/>
    </style:style>
    <style:style style:name="P29" style:family="paragraph" style:parent-style-name="Text_20_body">
      <style:text-properties fo:font-style="normal" officeooo:rsid="004a691b" officeooo:paragraph-rsid="004a691b" style:font-style-asian="normal" style:font-style-complex="normal"/>
    </style:style>
    <style:style style:name="P30" style:family="paragraph" style:parent-style-name="Text_20_body">
      <style:text-properties fo:font-style="normal" officeooo:rsid="004a691b" officeooo:paragraph-rsid="007d5a81" style:font-style-asian="normal" style:font-style-complex="normal"/>
    </style:style>
    <style:style style:name="P31" style:family="paragraph" style:parent-style-name="Text_20_body">
      <style:text-properties fo:font-style="normal" officeooo:rsid="004b8ddd" officeooo:paragraph-rsid="004b8ddd" style:font-style-asian="normal" style:font-style-complex="normal"/>
    </style:style>
    <style:style style:name="P32" style:family="paragraph" style:parent-style-name="Text_20_body">
      <style:text-properties fo:font-style="normal" officeooo:rsid="00508971" officeooo:paragraph-rsid="00508971" style:font-style-asian="normal" style:font-style-complex="normal"/>
    </style:style>
    <style:style style:name="P33" style:family="paragraph" style:parent-style-name="Text_20_body">
      <style:text-properties fo:font-style="normal" officeooo:rsid="0051f0a2" officeooo:paragraph-rsid="0051f0a2" style:font-style-asian="normal" style:font-style-complex="normal"/>
    </style:style>
    <style:style style:name="P34" style:family="paragraph" style:parent-style-name="Text_20_body">
      <style:text-properties fo:font-style="normal" officeooo:rsid="005241eb" officeooo:paragraph-rsid="005241eb" style:font-style-asian="normal" style:font-style-complex="normal"/>
    </style:style>
    <style:style style:name="P35" style:family="paragraph" style:parent-style-name="Text_20_body">
      <style:text-properties fo:font-style="normal" officeooo:rsid="0053a15f" officeooo:paragraph-rsid="0053a15f" style:font-style-asian="normal" style:font-style-complex="normal"/>
    </style:style>
    <style:style style:name="P36" style:family="paragraph" style:parent-style-name="Text_20_body">
      <style:text-properties fo:font-style="normal" officeooo:rsid="005ca6e8" officeooo:paragraph-rsid="005ca6e8" style:font-style-asian="normal" style:font-style-complex="normal"/>
    </style:style>
    <style:style style:name="P37" style:family="paragraph" style:parent-style-name="Text_20_body">
      <style:text-properties fo:font-style="normal" officeooo:rsid="005cf227" officeooo:paragraph-rsid="005cf227" style:font-style-asian="normal" style:font-style-complex="normal"/>
    </style:style>
    <style:style style:name="P38" style:family="paragraph" style:parent-style-name="Text_20_body">
      <style:text-properties fo:font-style="normal" officeooo:rsid="00621137" officeooo:paragraph-rsid="00621137" style:font-style-asian="normal" style:font-style-complex="normal"/>
    </style:style>
    <style:style style:name="P39" style:family="paragraph" style:parent-style-name="Text_20_body">
      <style:text-properties fo:font-style="normal" officeooo:rsid="0069fe41" officeooo:paragraph-rsid="0069fe41" style:font-style-asian="normal" style:font-style-complex="normal"/>
    </style:style>
    <style:style style:name="P40" style:family="paragraph" style:parent-style-name="Text_20_body">
      <style:text-properties fo:font-style="normal" officeooo:rsid="006cc33d" officeooo:paragraph-rsid="006cc33d" style:font-style-asian="normal" style:font-style-complex="normal"/>
    </style:style>
    <style:style style:name="P41" style:family="paragraph" style:parent-style-name="Text_20_body">
      <style:text-properties fo:font-style="normal" officeooo:rsid="006ea600" officeooo:paragraph-rsid="006ea600" style:font-style-asian="normal" style:font-style-complex="normal"/>
    </style:style>
    <style:style style:name="P42" style:family="paragraph" style:parent-style-name="Text_20_body">
      <style:text-properties fo:font-style="normal" officeooo:rsid="004d899b" officeooo:paragraph-rsid="007d5a81" style:font-style-asian="normal" style:font-style-complex="normal"/>
    </style:style>
    <style:style style:name="P43" style:family="paragraph" style:parent-style-name="Text_20_body">
      <style:text-properties fo:font-style="normal" officeooo:rsid="007d5a81" officeooo:paragraph-rsid="007d5a81" style:font-style-asian="normal" style:font-style-complex="normal"/>
    </style:style>
    <style:style style:name="P44" style:family="paragraph" style:parent-style-name="Text_20_body">
      <style:text-properties fo:font-style="normal" officeooo:rsid="007d5a81" officeooo:paragraph-rsid="007e0dc3" style:font-style-asian="normal" style:font-style-complex="normal"/>
    </style:style>
    <style:style style:name="P45" style:family="paragraph" style:parent-style-name="Text_20_body">
      <style:text-properties fo:font-style="normal" officeooo:rsid="0054c779" officeooo:paragraph-rsid="0054c779" style:font-style-asian="normal" style:font-style-complex="normal"/>
    </style:style>
    <style:style style:name="P46" style:family="paragraph" style:parent-style-name="Text_20_body">
      <style:text-properties fo:font-style="normal" fo:font-weight="normal" officeooo:rsid="0076ea14" officeooo:paragraph-rsid="0076ea14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officeooo:rsid="001be0e2" officeooo:paragraph-rsid="001be0e2"/>
    </style:style>
    <style:style style:name="P48" style:family="paragraph" style:parent-style-name="Text_20_body">
      <style:text-properties officeooo:rsid="001be0e2" officeooo:paragraph-rsid="001db63d"/>
    </style:style>
    <style:style style:name="P49" style:family="paragraph" style:parent-style-name="Text_20_body">
      <style:text-properties officeooo:rsid="001a6684" officeooo:paragraph-rsid="001a6684"/>
    </style:style>
    <style:style style:name="P50" style:family="paragraph" style:parent-style-name="Text_20_body">
      <style:text-properties officeooo:paragraph-rsid="00235ad3"/>
    </style:style>
    <style:style style:name="P51" style:family="paragraph" style:parent-style-name="Text_20_body">
      <style:text-properties officeooo:rsid="00237d82" officeooo:paragraph-rsid="00237d82"/>
    </style:style>
    <style:style style:name="P52" style:family="paragraph" style:parent-style-name="Text_20_body">
      <style:text-properties officeooo:rsid="00255d0b" officeooo:paragraph-rsid="00255d0b"/>
    </style:style>
    <style:style style:name="P53" style:family="paragraph" style:parent-style-name="Text_20_body">
      <style:text-properties officeooo:rsid="00296399" officeooo:paragraph-rsid="00296399"/>
    </style:style>
    <style:style style:name="P54" style:family="paragraph" style:parent-style-name="Text_20_body">
      <style:text-properties officeooo:rsid="002b2a8d" officeooo:paragraph-rsid="002b2a8d"/>
    </style:style>
    <style:style style:name="P55" style:family="paragraph" style:parent-style-name="Text_20_body">
      <style:text-properties officeooo:rsid="0026f3dc"/>
    </style:style>
    <style:style style:name="P56" style:family="paragraph" style:parent-style-name="Text_20_body">
      <style:text-properties officeooo:paragraph-rsid="002ffd33"/>
    </style:style>
    <style:style style:name="P57" style:family="paragraph" style:parent-style-name="Text_20_body">
      <style:text-properties officeooo:paragraph-rsid="0034f321"/>
    </style:style>
    <style:style style:name="P58" style:family="paragraph" style:parent-style-name="Text_20_body">
      <style:text-properties officeooo:paragraph-rsid="002b2a8d"/>
    </style:style>
    <style:style style:name="P59" style:family="paragraph" style:parent-style-name="Text_20_body">
      <style:text-properties officeooo:rsid="003a12d5" officeooo:paragraph-rsid="003a12d5"/>
    </style:style>
    <style:style style:name="P60" style:family="paragraph" style:parent-style-name="Text_20_body">
      <style:text-properties officeooo:rsid="003a64c6" officeooo:paragraph-rsid="003a64c6"/>
    </style:style>
    <style:style style:name="P61" style:family="paragraph" style:parent-style-name="Text_20_body">
      <style:text-properties officeooo:rsid="003aa970" officeooo:paragraph-rsid="003aa970"/>
    </style:style>
    <style:style style:name="P62" style:family="paragraph" style:parent-style-name="Text_20_body">
      <style:text-properties officeooo:rsid="003ac123" officeooo:paragraph-rsid="003ac123"/>
    </style:style>
    <style:style style:name="P63" style:family="paragraph" style:parent-style-name="Text_20_body">
      <style:text-properties officeooo:rsid="003c9dca" officeooo:paragraph-rsid="003c9dca"/>
    </style:style>
    <style:style style:name="P64" style:family="paragraph" style:parent-style-name="Text_20_body">
      <style:text-properties officeooo:rsid="003eda0c" officeooo:paragraph-rsid="003eda0c"/>
    </style:style>
    <style:style style:name="P65" style:family="paragraph" style:parent-style-name="Text_20_body">
      <style:text-properties officeooo:rsid="004060c7" officeooo:paragraph-rsid="004060c7"/>
    </style:style>
    <style:style style:name="P66" style:family="paragraph" style:parent-style-name="Text_20_body">
      <style:paragraph-properties fo:line-height="100%"/>
      <style:text-properties officeooo:rsid="00406a51" officeooo:paragraph-rsid="00406a51"/>
    </style:style>
    <style:style style:name="P67" style:family="paragraph" style:parent-style-name="Text_20_body">
      <style:paragraph-properties fo:line-height="100%"/>
      <style:text-properties officeooo:rsid="00406a51" officeooo:paragraph-rsid="00412ae8"/>
    </style:style>
    <style:style style:name="P68" style:family="paragraph" style:parent-style-name="Text_20_body">
      <style:paragraph-properties fo:line-height="100%"/>
      <style:text-properties officeooo:rsid="00412ae8" officeooo:paragraph-rsid="00412ae8"/>
    </style:style>
    <style:style style:name="P69" style:family="paragraph" style:parent-style-name="Text_20_body">
      <style:text-properties officeooo:rsid="0043a721" officeooo:paragraph-rsid="0043a721"/>
    </style:style>
    <style:style style:name="P70" style:family="paragraph" style:parent-style-name="Text_20_body">
      <style:text-properties officeooo:rsid="0043a721" officeooo:paragraph-rsid="0054c779"/>
    </style:style>
    <style:style style:name="P71" style:family="paragraph" style:parent-style-name="Text_20_body">
      <style:text-properties officeooo:paragraph-rsid="0043a721"/>
    </style:style>
    <style:style style:name="P72" style:family="paragraph" style:parent-style-name="Text_20_body">
      <style:text-properties officeooo:rsid="00451647" officeooo:paragraph-rsid="00451647"/>
    </style:style>
    <style:style style:name="P73" style:family="paragraph" style:parent-style-name="Text_20_body">
      <style:text-properties officeooo:paragraph-rsid="00451647"/>
    </style:style>
    <style:style style:name="P74" style:family="paragraph" style:parent-style-name="Text_20_body">
      <style:text-properties officeooo:rsid="004978c2" officeooo:paragraph-rsid="004978c2"/>
    </style:style>
    <style:style style:name="P75" style:family="paragraph" style:parent-style-name="Text_20_body">
      <style:text-properties officeooo:rsid="004a691b" officeooo:paragraph-rsid="004a691b"/>
    </style:style>
    <style:style style:name="P76" style:family="paragraph" style:parent-style-name="Text_20_body">
      <style:text-properties officeooo:rsid="004b8ddd" officeooo:paragraph-rsid="004b8ddd"/>
    </style:style>
    <style:style style:name="P77" style:family="paragraph" style:parent-style-name="Text_20_body">
      <style:text-properties officeooo:rsid="00508971" officeooo:paragraph-rsid="00508971"/>
    </style:style>
    <style:style style:name="P78" style:family="paragraph" style:parent-style-name="Text_20_body">
      <style:text-properties officeooo:rsid="00508971" officeooo:paragraph-rsid="0051f0a2"/>
    </style:style>
    <style:style style:name="P79" style:family="paragraph" style:parent-style-name="Text_20_body">
      <style:text-properties officeooo:rsid="0051f0a2" officeooo:paragraph-rsid="0051f0a2"/>
    </style:style>
    <style:style style:name="P80" style:family="paragraph" style:parent-style-name="Text_20_body">
      <style:text-properties officeooo:rsid="0051f0a2" officeooo:paragraph-rsid="005241eb"/>
    </style:style>
    <style:style style:name="P81" style:family="paragraph" style:parent-style-name="Text_20_body">
      <style:text-properties officeooo:paragraph-rsid="0053a15f"/>
    </style:style>
    <style:style style:name="P82" style:family="paragraph" style:parent-style-name="Text_20_body">
      <style:text-properties officeooo:rsid="0053a15f" officeooo:paragraph-rsid="0053a15f"/>
    </style:style>
    <style:style style:name="P83" style:family="paragraph" style:parent-style-name="Text_20_body">
      <style:text-properties officeooo:rsid="0054c779" officeooo:paragraph-rsid="0054c779"/>
    </style:style>
    <style:style style:name="P84" style:family="paragraph" style:parent-style-name="Text_20_body">
      <style:text-properties officeooo:paragraph-rsid="004a691b"/>
    </style:style>
    <style:style style:name="P85" style:family="paragraph" style:parent-style-name="Text_20_body">
      <style:paragraph-properties fo:line-height="100%"/>
      <style:text-properties officeooo:rsid="0042427c" officeooo:paragraph-rsid="0042427c"/>
    </style:style>
    <style:style style:name="P86" style:family="paragraph" style:parent-style-name="Text_20_body">
      <style:text-properties officeooo:rsid="005ca6e8" officeooo:paragraph-rsid="005ca6e8"/>
    </style:style>
    <style:style style:name="P87" style:family="paragraph" style:parent-style-name="Text_20_body">
      <style:text-properties officeooo:paragraph-rsid="005ca6e8"/>
    </style:style>
    <style:style style:name="P88" style:family="paragraph" style:parent-style-name="Text_20_body">
      <style:text-properties officeooo:rsid="005cf227" officeooo:paragraph-rsid="005cf227"/>
    </style:style>
    <style:style style:name="P89" style:family="paragraph" style:parent-style-name="Text_20_body">
      <style:text-properties officeooo:rsid="005ea8f1" officeooo:paragraph-rsid="005ea8f1"/>
    </style:style>
    <style:style style:name="P90" style:family="paragraph" style:parent-style-name="Text_20_body">
      <style:text-properties officeooo:paragraph-rsid="00621137"/>
    </style:style>
    <style:style style:name="P91" style:family="paragraph" style:parent-style-name="Text_20_body">
      <style:text-properties officeooo:rsid="0063c4bd" officeooo:paragraph-rsid="0063c4bd"/>
    </style:style>
    <style:style style:name="P92" style:family="paragraph" style:parent-style-name="Text_20_body">
      <style:text-properties officeooo:rsid="006420a7" officeooo:paragraph-rsid="006420a7"/>
    </style:style>
    <style:style style:name="P93" style:family="paragraph" style:parent-style-name="Text_20_body">
      <style:text-properties officeooo:rsid="006447d7" officeooo:paragraph-rsid="006447d7"/>
    </style:style>
    <style:style style:name="P94" style:family="paragraph" style:parent-style-name="Text_20_body">
      <style:text-properties officeooo:paragraph-rsid="006cc33d"/>
    </style:style>
    <style:style style:name="P95" style:family="paragraph" style:parent-style-name="Text_20_body">
      <style:text-properties officeooo:rsid="006cc33d" officeooo:paragraph-rsid="006cc33d"/>
    </style:style>
    <style:style style:name="P96" style:family="paragraph" style:parent-style-name="Text_20_body">
      <style:text-properties officeooo:rsid="006cff8d" officeooo:paragraph-rsid="006cff8d"/>
    </style:style>
    <style:style style:name="P97" style:family="paragraph" style:parent-style-name="Text_20_body">
      <style:text-properties officeooo:rsid="006ea600" officeooo:paragraph-rsid="006ea600"/>
    </style:style>
    <style:style style:name="P98" style:family="paragraph" style:parent-style-name="Text_20_body">
      <style:text-properties officeooo:paragraph-rsid="00704f28"/>
    </style:style>
    <style:style style:name="P99" style:family="paragraph" style:parent-style-name="Text_20_body">
      <style:text-properties fo:font-weight="bold" officeooo:paragraph-rsid="00704f28" style:font-weight-asian="bold" style:font-weight-complex="bold"/>
    </style:style>
    <style:style style:name="P100" style:family="paragraph" style:parent-style-name="Text_20_body">
      <style:text-properties fo:font-weight="bold" officeooo:rsid="00713995" officeooo:paragraph-rsid="00713995" style:font-weight-asian="bold" style:font-weight-complex="bold"/>
    </style:style>
    <style:style style:name="P101" style:family="paragraph" style:parent-style-name="Text_20_body">
      <style:text-properties fo:font-weight="bold" officeooo:rsid="0071db06" officeooo:paragraph-rsid="0071db06" style:font-weight-asian="bold" style:font-weight-complex="bold"/>
    </style:style>
    <style:style style:name="P102" style:family="paragraph" style:parent-style-name="Text_20_body">
      <style:text-properties fo:font-weight="bold" officeooo:rsid="0073d807" officeooo:paragraph-rsid="0073d807" style:font-weight-asian="bold" style:font-weight-complex="bold"/>
    </style:style>
    <style:style style:name="P103" style:family="paragraph" style:parent-style-name="Text_20_body">
      <style:text-properties fo:font-weight="bold" officeooo:rsid="00758471" officeooo:paragraph-rsid="00758471" style:font-weight-asian="bold" style:font-weight-complex="bold"/>
    </style:style>
    <style:style style:name="P104" style:family="paragraph" style:parent-style-name="Text_20_body">
      <style:text-properties fo:font-weight="bold" officeooo:rsid="0076ea14" officeooo:paragraph-rsid="0076ea14" style:font-weight-asian="bold" style:font-weight-complex="bold"/>
    </style:style>
    <style:style style:name="P105" style:family="paragraph" style:parent-style-name="Text_20_body">
      <style:text-properties fo:font-weight="normal" officeooo:rsid="0071db06" officeooo:paragraph-rsid="0071db06" style:font-weight-asian="normal" style:font-weight-complex="normal"/>
    </style:style>
    <style:style style:name="P106" style:family="paragraph" style:parent-style-name="Text_20_body">
      <style:text-properties fo:font-weight="normal" officeooo:paragraph-rsid="0071db06" style:font-weight-asian="normal" style:font-weight-complex="normal"/>
    </style:style>
    <style:style style:name="P107" style:family="paragraph" style:parent-style-name="Text_20_body">
      <style:text-properties fo:font-weight="normal" officeooo:rsid="00758471" officeooo:paragraph-rsid="0073d807" style:font-weight-asian="normal" style:font-weight-complex="normal"/>
    </style:style>
    <style:style style:name="P108" style:family="paragraph" style:parent-style-name="Text_20_body">
      <style:text-properties officeooo:rsid="0076ea14" officeooo:paragraph-rsid="0076ea14"/>
    </style:style>
    <style:style style:name="P109" style:family="paragraph" style:parent-style-name="Text_20_body">
      <style:text-properties officeooo:paragraph-rsid="007c5f05"/>
    </style:style>
    <style:style style:name="P110" style:family="paragraph" style:parent-style-name="Text_20_body">
      <style:text-properties officeooo:paragraph-rsid="007d5a81"/>
    </style:style>
    <style:style style:name="P111" style:family="paragraph" style:parent-style-name="Text_20_body">
      <style:text-properties officeooo:rsid="004d899b" officeooo:paragraph-rsid="007d5a81"/>
    </style:style>
    <style:style style:name="P112" style:family="paragraph" style:parent-style-name="Text_20_body">
      <style:text-properties officeooo:rsid="007d5a81" officeooo:paragraph-rsid="007d5a81"/>
    </style:style>
    <style:style style:name="P113" style:family="paragraph" style:parent-style-name="Text_20_body">
      <style:text-properties officeooo:rsid="007e0dc3" officeooo:paragraph-rsid="007e0dc3"/>
    </style:style>
    <style:style style:name="P114" style:family="paragraph" style:parent-style-name="Subtitle">
      <style:text-properties officeooo:rsid="000d3c50" officeooo:paragraph-rsid="000d3c50"/>
    </style:style>
    <style:style style:name="P115" style:family="paragraph" style:parent-style-name="Text_20_body">
      <style:paragraph-properties fo:break-before="page"/>
      <style:text-properties fo:font-style="normal" officeooo:rsid="001945ba" officeooo:paragraph-rsid="001945ba" style:font-style-asian="normal" style:font-style-complex="normal"/>
    </style:style>
    <style:style style:name="P116" style:family="paragraph" style:parent-style-name="Text_20_body">
      <style:paragraph-properties fo:break-before="page"/>
      <style:text-properties officeooo:rsid="00237d82" officeooo:paragraph-rsid="00237d82"/>
    </style:style>
    <style:style style:name="P117" style:family="paragraph" style:parent-style-name="Text_20_body">
      <style:paragraph-properties fo:break-before="page"/>
      <style:text-properties officeooo:rsid="004a691b" officeooo:paragraph-rsid="004a691b"/>
    </style:style>
    <style:style style:name="P118" style:family="paragraph" style:parent-style-name="Text_20_body">
      <style:paragraph-properties fo:margin-left="0.4925in" fo:margin-right="0in" fo:text-indent="0in" style:auto-text-indent="false"/>
    </style:style>
    <style:style style:name="P119" style:family="paragraph" style:parent-style-name="Text_20_body">
      <style:paragraph-properties fo:margin-left="0.4925in" fo:margin-right="0in" fo:text-indent="0in" style:auto-text-indent="false"/>
      <style:text-properties officeooo:rsid="00255d0b" officeooo:paragraph-rsid="00255d0b"/>
    </style:style>
    <style:style style:name="P120" style:family="paragraph" style:parent-style-name="Text_20_body">
      <style:paragraph-properties fo:margin-left="0.4925in" fo:margin-right="0in" fo:text-indent="0in" style:auto-text-indent="false"/>
      <style:text-properties officeooo:rsid="00255d0b" officeooo:paragraph-rsid="0026f3dc"/>
    </style:style>
    <style:style style:name="P121" style:family="paragraph" style:parent-style-name="Text_20_body">
      <style:paragraph-properties fo:margin-left="0.4925in" fo:margin-right="0in" fo:text-indent="0in" style:auto-text-indent="false"/>
      <style:text-properties officeooo:paragraph-rsid="0026f3dc"/>
    </style:style>
    <style:style style:name="P122" style:family="paragraph" style:parent-style-name="Text_20_body">
      <style:paragraph-properties fo:margin-left="0in" fo:margin-right="0in" fo:text-indent="0in" style:auto-text-indent="false"/>
      <style:text-properties officeooo:rsid="00255d0b" officeooo:paragraph-rsid="00255d0b"/>
    </style:style>
    <style:style style:name="P123" style:family="paragraph" style:parent-style-name="Text_20_body">
      <style:paragraph-properties fo:margin-left="0in" fo:margin-right="0in" fo:text-indent="0in" style:auto-text-indent="false"/>
      <style:text-properties officeooo:rsid="00255d0b" officeooo:paragraph-rsid="0026f3dc"/>
    </style:style>
    <style:style style:name="P124" style:family="paragraph" style:parent-style-name="Text_20_body">
      <style:paragraph-properties fo:margin-left="0in" fo:margin-right="0in" fo:text-indent="0in" style:auto-text-indent="false"/>
      <style:text-properties officeooo:rsid="0026f3dc" officeooo:paragraph-rsid="0026f3dc"/>
    </style:style>
    <style:style style:name="P125" style:family="paragraph" style:parent-style-name="Text_20_body" style:list-style-name="L1">
      <style:text-properties officeooo:paragraph-rsid="00114b53"/>
    </style:style>
    <style:style style:name="P126" style:family="paragraph" style:parent-style-name="Text_20_body" style:list-style-name="L1">
      <style:text-properties officeooo:paragraph-rsid="00146bb3"/>
    </style:style>
    <style:style style:name="P127" style:family="paragraph" style:parent-style-name="Text_20_body" style:list-style-name="L1">
      <style:text-properties officeooo:paragraph-rsid="0015a187"/>
    </style:style>
    <style:style style:name="P128" style:family="paragraph" style:parent-style-name="Text_20_body" style:list-style-name="L1">
      <style:text-properties officeooo:paragraph-rsid="00176ce0"/>
    </style:style>
    <style:style style:name="P129" style:family="paragraph" style:parent-style-name="Text_20_body" style:list-style-name="L2">
      <style:text-properties officeooo:rsid="001be0e2" officeooo:paragraph-rsid="001be0e2"/>
    </style:style>
    <style:style style:name="P130" style:family="paragraph" style:parent-style-name="Text_20_body" style:list-style-name="L3">
      <style:text-properties officeooo:rsid="001be0e2" officeooo:paragraph-rsid="001be0e2"/>
    </style:style>
    <style:style style:name="P131" style:family="paragraph" style:parent-style-name="Text_20_body" style:list-style-name="L2">
      <style:text-properties officeooo:rsid="0083d6cd" officeooo:paragraph-rsid="0083d6cd"/>
    </style:style>
    <style:style style:name="P132" style:family="paragraph" style:parent-style-name="Text_20_body" style:list-style-name="L2">
      <style:text-properties officeooo:rsid="001a6684" officeooo:paragraph-rsid="001a6684"/>
    </style:style>
    <style:style style:name="P133" style:family="paragraph" style:parent-style-name="Text_20_body" style:list-style-name="L2">
      <style:text-properties officeooo:rsid="001ed4ca" officeooo:paragraph-rsid="001ed4ca"/>
    </style:style>
    <style:style style:name="P134" style:family="paragraph" style:parent-style-name="Text_20_body" style:list-style-name="L3">
      <style:text-properties officeooo:rsid="00879a56" officeooo:paragraph-rsid="00879a56"/>
    </style:style>
    <style:style style:name="P135" style:family="paragraph" style:parent-style-name="Heading_20_1" style:list-style-name="">
      <style:text-properties officeooo:rsid="000d3c50" officeooo:paragraph-rsid="000d3c50"/>
    </style:style>
    <style:style style:name="P136" style:family="paragraph" style:parent-style-name="Heading_20_1">
      <style:paragraph-properties fo:break-before="page"/>
    </style:style>
    <style:style style:name="P137" style:family="paragraph" style:parent-style-name="Heading_20_1">
      <style:paragraph-properties fo:break-before="page"/>
      <style:text-properties officeooo:rsid="000d3c50" officeooo:paragraph-rsid="000d3c50"/>
    </style:style>
    <style:style style:name="P138" style:family="paragraph" style:parent-style-name="Heading_20_1">
      <style:paragraph-properties fo:break-before="page"/>
      <style:text-properties officeooo:rsid="00114b53" officeooo:paragraph-rsid="00114b53"/>
    </style:style>
    <style:style style:name="P139" style:family="paragraph" style:parent-style-name="Heading_20_1">
      <style:paragraph-properties fo:break-before="page"/>
      <style:text-properties officeooo:rsid="005ca6e8" officeooo:paragraph-rsid="005ca6e8"/>
    </style:style>
    <style:style style:name="P140" style:family="paragraph" style:parent-style-name="Heading_20_1">
      <style:paragraph-properties fo:break-before="page"/>
      <style:text-properties officeooo:rsid="00621137" officeooo:paragraph-rsid="00621137"/>
    </style:style>
    <style:style style:name="P141" style:family="paragraph" style:parent-style-name="Heading_20_1">
      <style:paragraph-properties fo:break-before="page"/>
      <style:text-properties officeooo:rsid="00704f28" officeooo:paragraph-rsid="00704f28"/>
    </style:style>
    <style:style style:name="P142" style:family="paragraph" style:parent-style-name="Heading_20_2">
      <style:paragraph-properties fo:break-before="page"/>
    </style:style>
    <style:style style:name="P143" style:family="paragraph" style:parent-style-name="Heading_20_2">
      <style:paragraph-properties fo:break-before="page"/>
      <style:text-properties officeooo:rsid="00820101" officeooo:paragraph-rsid="00820101"/>
    </style:style>
    <style:style style:name="P144" style:family="paragraph" style:parent-style-name="Heading_20_2">
      <style:paragraph-properties fo:break-before="page"/>
      <style:text-properties officeooo:paragraph-rsid="006cc33d"/>
    </style:style>
    <style:style style:name="P145" style:family="paragraph" style:parent-style-name="Contents_20_Heading">
      <style:paragraph-properties fo:break-before="page"/>
    </style:style>
    <style:style style:name="P14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48" style:family="paragraph" style:parent-style-name="Heading_20_4">
      <style:text-properties officeooo:rsid="007c5f05" officeooo:paragraph-rsid="007c5f05"/>
    </style:style>
    <style:style style:name="P149" style:family="paragraph" style:parent-style-name="Heading_20_4">
      <style:text-properties officeooo:rsid="007fe816" officeooo:paragraph-rsid="007fe816"/>
    </style:style>
    <style:style style:name="P150" style:family="paragraph" style:parent-style-name="Heading_20_4">
      <style:text-properties officeooo:rsid="007d5a81" officeooo:paragraph-rsid="007d5a81"/>
    </style:style>
    <style:style style:name="P151" style:family="paragraph" style:parent-style-name="Heading_20_4">
      <style:text-properties officeooo:rsid="0076ea14" officeooo:paragraph-rsid="0076ea14"/>
    </style:style>
    <style:style style:name="T1" style:family="text">
      <style:text-properties officeooo:rsid="000f7ea9"/>
    </style:style>
    <style:style style:name="T2" style:family="text">
      <style:text-properties officeooo:rsid="000fb2d4"/>
    </style:style>
    <style:style style:name="T3" style:family="text">
      <style:text-properties officeooo:rsid="00114b53"/>
    </style:style>
    <style:style style:name="T4" style:family="text">
      <style:text-properties officeooo:rsid="00146bb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46bb3" style:font-style-asian="italic" style:font-style-complex="italic"/>
    </style:style>
    <style:style style:name="T7" style:family="text">
      <style:text-properties fo:font-style="italic" officeooo:rsid="00114b53" style:font-style-asian="italic" style:font-style-complex="italic"/>
    </style:style>
    <style:style style:name="T8" style:family="text">
      <style:text-properties fo:font-style="italic" officeooo:rsid="0015a187" style:font-style-asian="italic" style:font-style-complex="italic"/>
    </style:style>
    <style:style style:name="T9" style:family="text">
      <style:text-properties fo:font-style="italic" officeooo:rsid="00176ce0" style:font-style-asian="italic" style:font-style-complex="italic"/>
    </style:style>
    <style:style style:name="T10" style:family="text">
      <style:text-properties fo:font-style="italic" officeooo:rsid="001945ba" style:font-style-asian="italic" style:font-style-complex="italic"/>
    </style:style>
    <style:style style:name="T11" style:family="text">
      <style:text-properties fo:font-style="italic" officeooo:rsid="00255d0b" style:font-style-asian="italic" style:font-style-complex="italic"/>
    </style:style>
    <style:style style:name="T12" style:family="text">
      <style:text-properties fo:font-style="italic" officeooo:rsid="00278101" style:font-style-asian="italic" style:font-style-complex="italic"/>
    </style:style>
    <style:style style:name="T13" style:family="text">
      <style:text-properties fo:font-style="italic" officeooo:rsid="003143fa" style:font-style-asian="italic" style:font-style-complex="italic"/>
    </style:style>
    <style:style style:name="T14" style:family="text">
      <style:text-properties fo:font-style="italic" officeooo:rsid="0042427c" style:font-style-asian="italic" style:font-style-complex="italic"/>
    </style:style>
    <style:style style:name="T15" style:family="text">
      <style:text-properties fo:font-style="italic" officeooo:rsid="004a691b" style:font-style-asian="italic" style:font-style-complex="italic"/>
    </style:style>
    <style:style style:name="T16" style:family="text">
      <style:text-properties fo:font-style="italic" officeooo:rsid="0053a15f" style:font-style-asian="italic" style:font-style-complex="italic"/>
    </style:style>
    <style:style style:name="T17" style:family="text">
      <style:text-properties fo:font-style="italic" officeooo:rsid="0054c779" style:font-style-asian="italic" style:font-style-complex="italic"/>
    </style:style>
    <style:style style:name="T18" style:family="text">
      <style:text-properties fo:font-style="italic" officeooo:rsid="005cf227" style:font-style-asian="italic" style:font-style-complex="italic"/>
    </style:style>
    <style:style style:name="T19" style:family="text">
      <style:text-properties fo:font-style="italic" officeooo:rsid="006cc33d" style:font-style-asian="italic" style:font-style-complex="italic"/>
    </style:style>
    <style:style style:name="T20" style:family="text">
      <style:text-properties fo:font-style="italic" officeooo:rsid="007d5a81" style:font-style-asian="italic" style:font-style-complex="italic"/>
    </style:style>
    <style:style style:name="T21" style:family="text">
      <style:text-properties fo:font-style="italic" officeooo:rsid="007e0dc3" style:font-style-asian="italic" style:font-style-complex="italic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146bb3" style:font-style-asian="normal" style:font-style-complex="normal"/>
    </style:style>
    <style:style style:name="T25" style:family="text">
      <style:text-properties fo:font-style="normal" officeooo:rsid="00114b53" style:font-style-asian="normal" style:font-style-complex="normal"/>
    </style:style>
    <style:style style:name="T26" style:family="text">
      <style:text-properties fo:font-style="normal" officeooo:rsid="0015a187" style:font-style-asian="normal" style:font-style-complex="normal"/>
    </style:style>
    <style:style style:name="T27" style:family="text">
      <style:text-properties fo:font-style="normal" officeooo:rsid="00176ce0" style:font-style-asian="normal" style:font-style-complex="normal"/>
    </style:style>
    <style:style style:name="T28" style:family="text">
      <style:text-properties fo:font-style="normal" officeooo:rsid="001945ba" style:font-style-asian="normal" style:font-style-complex="normal"/>
    </style:style>
    <style:style style:name="T29" style:family="text">
      <style:text-properties fo:font-style="normal" officeooo:rsid="001a6684" style:font-style-asian="normal" style:font-style-complex="normal"/>
    </style:style>
    <style:style style:name="T30" style:family="text">
      <style:text-properties fo:font-style="normal" officeooo:rsid="001be0e2" style:font-style-asian="normal" style:font-style-complex="normal"/>
    </style:style>
    <style:style style:name="T31" style:family="text">
      <style:text-properties fo:font-style="normal" officeooo:rsid="001db63d" style:font-style-asian="normal" style:font-style-complex="normal"/>
    </style:style>
    <style:style style:name="T32" style:family="text">
      <style:text-properties fo:font-style="normal" officeooo:rsid="001ed4ca" style:font-style-asian="normal" style:font-style-complex="normal"/>
    </style:style>
    <style:style style:name="T33" style:family="text">
      <style:text-properties fo:font-style="normal" officeooo:rsid="0021e389" style:font-style-asian="normal" style:font-style-complex="normal"/>
    </style:style>
    <style:style style:name="T34" style:family="text">
      <style:text-properties fo:font-style="normal" officeooo:rsid="00235ad3" style:font-style-asian="normal" style:font-style-complex="normal"/>
    </style:style>
    <style:style style:name="T35" style:family="text">
      <style:text-properties fo:font-style="normal" officeooo:rsid="00255d0b" style:font-style-asian="normal" style:font-style-complex="normal"/>
    </style:style>
    <style:style style:name="T36" style:family="text">
      <style:text-properties fo:font-style="normal" officeooo:rsid="0026f3dc" style:font-style-asian="normal" style:font-style-complex="normal"/>
    </style:style>
    <style:style style:name="T37" style:family="text">
      <style:text-properties fo:font-style="normal" officeooo:rsid="00278101" style:font-style-asian="normal" style:font-style-complex="normal"/>
    </style:style>
    <style:style style:name="T38" style:family="text">
      <style:text-properties fo:font-style="normal" officeooo:rsid="00296399" style:font-style-asian="normal" style:font-style-complex="normal"/>
    </style:style>
    <style:style style:name="T39" style:family="text">
      <style:text-properties fo:font-style="normal" officeooo:rsid="003143fa" style:font-style-asian="normal" style:font-style-complex="normal"/>
    </style:style>
    <style:style style:name="T40" style:family="text">
      <style:text-properties fo:font-style="normal" officeooo:rsid="003a12d5" style:font-style-asian="normal" style:font-style-complex="normal"/>
    </style:style>
    <style:style style:name="T41" style:family="text">
      <style:text-properties fo:font-style="normal" officeooo:rsid="003a64c6" style:font-style-asian="normal" style:font-style-complex="normal"/>
    </style:style>
    <style:style style:name="T42" style:family="text">
      <style:text-properties fo:font-style="normal" officeooo:rsid="003ac123" style:font-style-asian="normal" style:font-style-complex="normal"/>
    </style:style>
    <style:style style:name="T43" style:family="text">
      <style:text-properties fo:font-style="normal" officeooo:rsid="0042427c" style:font-style-asian="normal" style:font-style-complex="normal"/>
    </style:style>
    <style:style style:name="T44" style:family="text">
      <style:text-properties fo:font-style="normal" officeooo:rsid="0043a721" style:font-style-asian="normal" style:font-style-complex="normal"/>
    </style:style>
    <style:style style:name="T45" style:family="text">
      <style:text-properties fo:font-style="normal" officeooo:rsid="00462bc6" style:font-style-asian="normal" style:font-style-complex="normal"/>
    </style:style>
    <style:style style:name="T46" style:family="text">
      <style:text-properties fo:font-style="normal" officeooo:rsid="004978c2" style:font-style-asian="normal" style:font-style-complex="normal"/>
    </style:style>
    <style:style style:name="T47" style:family="text">
      <style:text-properties fo:font-style="normal" officeooo:rsid="004a691b" style:font-style-asian="normal" style:font-style-complex="normal"/>
    </style:style>
    <style:style style:name="T48" style:family="text">
      <style:text-properties fo:font-style="normal" officeooo:rsid="004b8ddd" style:font-style-asian="normal" style:font-style-complex="normal"/>
    </style:style>
    <style:style style:name="T49" style:family="text">
      <style:text-properties fo:font-style="normal" officeooo:rsid="004ba7e5" style:font-style-asian="normal" style:font-style-complex="normal"/>
    </style:style>
    <style:style style:name="T50" style:family="text">
      <style:text-properties fo:font-style="normal" officeooo:rsid="00508971" style:font-style-asian="normal" style:font-style-complex="normal"/>
    </style:style>
    <style:style style:name="T51" style:family="text">
      <style:text-properties fo:font-style="normal" officeooo:rsid="005241eb" style:font-style-asian="normal" style:font-style-complex="normal"/>
    </style:style>
    <style:style style:name="T52" style:family="text">
      <style:text-properties fo:font-style="normal" officeooo:rsid="0053a15f" style:font-style-asian="normal" style:font-style-complex="normal"/>
    </style:style>
    <style:style style:name="T53" style:family="text">
      <style:text-properties fo:font-style="normal" officeooo:rsid="0054c779" style:font-style-asian="normal" style:font-style-complex="normal"/>
    </style:style>
    <style:style style:name="T54" style:family="text">
      <style:text-properties fo:font-style="normal" officeooo:rsid="005ca6e8" style:font-style-asian="normal" style:font-style-complex="normal"/>
    </style:style>
    <style:style style:name="T55" style:family="text">
      <style:text-properties fo:font-style="normal" officeooo:rsid="006447d7" style:font-style-asian="normal" style:font-style-complex="normal"/>
    </style:style>
    <style:style style:name="T56" style:family="text">
      <style:text-properties fo:font-style="normal" officeooo:rsid="0069934a" style:font-style-asian="normal" style:font-style-complex="normal"/>
    </style:style>
    <style:style style:name="T57" style:family="text">
      <style:text-properties fo:font-style="normal" officeooo:rsid="006cc33d" style:font-style-asian="normal" style:font-style-complex="normal"/>
    </style:style>
    <style:style style:name="T58" style:family="text">
      <style:text-properties fo:font-style="normal" officeooo:rsid="007ade07" style:font-style-asian="normal" style:font-style-complex="normal"/>
    </style:style>
    <style:style style:name="T59" style:family="text">
      <style:text-properties fo:font-style="normal" officeooo:rsid="007c5f05" style:font-style-asian="normal" style:font-style-complex="normal"/>
    </style:style>
    <style:style style:name="T60" style:family="text">
      <style:text-properties fo:font-style="normal" officeooo:rsid="007d5a81" style:font-style-asian="normal" style:font-style-complex="normal"/>
    </style:style>
    <style:style style:name="T61" style:family="text">
      <style:text-properties fo:font-style="normal" officeooo:rsid="00879a56" style:font-style-asian="normal" style:font-style-complex="normal"/>
    </style:style>
    <style:style style:name="T6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officeooo:rsid="001945ba"/>
    </style:style>
    <style:style style:name="T64" style:family="text">
      <style:text-properties officeooo:rsid="0026f3dc"/>
    </style:style>
    <style:style style:name="T65" style:family="text">
      <style:text-properties officeooo:rsid="00462bc6"/>
    </style:style>
    <style:style style:name="T66" style:family="text">
      <style:text-properties officeooo:rsid="004a691b"/>
    </style:style>
    <style:style style:name="T67" style:family="text">
      <style:text-properties officeooo:rsid="0053a15f"/>
    </style:style>
    <style:style style:name="T68" style:family="text">
      <style:text-properties officeooo:rsid="0054c779"/>
    </style:style>
    <style:style style:name="T69" style:family="text">
      <style:text-properties officeooo:rsid="0056b4bd"/>
    </style:style>
    <style:style style:name="T70" style:family="text">
      <style:text-properties officeooo:rsid="0059a3d3"/>
    </style:style>
    <style:style style:name="T71" style:family="text">
      <style:text-properties officeooo:rsid="006cc33d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713995" style:font-weight-asian="normal" style:font-weight-complex="normal"/>
    </style:style>
    <style:style style:name="T74" style:family="text">
      <style:text-properties fo:font-weight="normal" officeooo:rsid="00758471" style:font-weight-asian="normal" style:font-weight-complex="normal"/>
    </style:style>
    <style:style style:name="T75" style:family="text">
      <style:text-properties fo:font-weight="normal" officeooo:rsid="0085851b" style:font-weight-asian="normal" style:font-weight-complex="normal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officeooo:rsid="0071db06" style:font-weight-asian="bold" style:font-weight-complex="bold"/>
    </style:style>
    <style:style style:name="T78" style:family="text">
      <style:text-properties officeooo:rsid="0071db06"/>
    </style:style>
    <style:style style:name="T79" style:family="text">
      <style:text-properties officeooo:rsid="007ade07"/>
    </style:style>
    <style:style style:name="T80" style:family="text">
      <style:text-properties officeooo:rsid="007c5f05"/>
    </style:style>
    <style:style style:name="T81" style:family="text">
      <style:text-properties officeooo:rsid="007d5a81"/>
    </style:style>
    <style:style style:name="T82" style:family="text">
      <style:text-properties officeooo:rsid="007e0dc3"/>
    </style:style>
    <style:style style:name="T83" style:family="text">
      <style:text-properties officeooo:rsid="007fe816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70">T</text:span>SIO</text:p>
      <text:p text:style-name="P114">A type safe implementation o<text:span text:style-name="T63">f</text:span> <text:span text:style-name="T5">sprintf</text:span> and more.</text:p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45">Table of Contents</text:p>
          </text:index-title>
          <text:p text:style-name="P146"><text:a xlink:type="simple" xlink:href="#__RefHeading___Toc1639_3272469980" text:style-name="Index_20_Link" text:visited-style-name="Index_20_Link">1 Introduction.<text:tab/>3</text:a></text:p>
          <text:p text:style-name="P146"><text:a xlink:type="simple" xlink:href="#__RefHeading___Toc1641_3272469980" text:style-name="Index_20_Link" text:visited-style-name="Index_20_Link">2 Printf compatible functions.<text:tab/>5</text:a></text:p>
          <text:p text:style-name="P146"><text:a xlink:type="simple" xlink:href="#__RefHeading___Toc1643_3272469980" text:style-name="Index_20_Link" text:visited-style-name="Index_20_Link">3 Extensions.<text:tab/>7</text:a></text:p>
          <text:p text:style-name="P147"><text:a xlink:type="simple" xlink:href="#__RefHeading___Toc1645_3272469980" text:style-name="Index_20_Link" text:visited-style-name="Index_20_Link">3.1 The </text:a><text:a xlink:type="simple" xlink:href="#__RefHeading___Toc1645_3272469980" text:style-name="Index_20_Link" text:visited-style-name="Index_20_Link"><text:span text:style-name="T5">C</text:span></text:a><text:a xlink:type="simple" xlink:href="#__RefHeading___Toc1645_3272469980" text:style-name="Index_20_Link" text:visited-style-name="Index_20_Link"><text:span text:style-name="T23"> and </text:span></text:a><text:a xlink:type="simple" xlink:href="#__RefHeading___Toc1645_3272469980" text:style-name="Index_20_Link" text:visited-style-name="Index_20_Link"><text:span text:style-name="T5">S</text:span></text:a><text:a xlink:type="simple" xlink:href="#__RefHeading___Toc1645_3272469980" text:style-name="Index_20_Link" text:visited-style-name="Index_20_Link"><text:span text:style-name="T23"> format specifiers.</text:span></text:a><text:a xlink:type="simple" xlink:href="#__RefHeading___Toc1645_3272469980" text:style-name="Index_20_Link" text:visited-style-name="Index_20_Link"><text:tab/>7</text:a></text:p>
          <text:p text:style-name="P147"><text:a xlink:type="simple" xlink:href="#__RefHeading___Toc1647_3272469980" text:style-name="Index_20_Link" text:visited-style-name="Index_20_Link">3.2 The </text:a><text:a xlink:type="simple" xlink:href="#__RefHeading___Toc1647_3272469980" text:style-name="Index_20_Link" text:visited-style-name="Index_20_Link"><text:span text:style-name="T5">T</text:span></text:a><text:a xlink:type="simple" xlink:href="#__RefHeading___Toc1647_3272469980" text:style-name="Index_20_Link" text:visited-style-name="Index_20_Link"><text:span text:style-name="T23"> format.</text:span></text:a><text:a xlink:type="simple" xlink:href="#__RefHeading___Toc1647_3272469980" text:style-name="Index_20_Link" text:visited-style-name="Index_20_Link"><text:tab/>8</text:a></text:p>
          <text:p text:style-name="P147"><text:a xlink:type="simple" xlink:href="#__RefHeading___Toc1649_3272469980" text:style-name="Index_20_Link" text:visited-style-name="Index_20_Link">3.3 </text:a><text:a xlink:type="simple" xlink:href="#__RefHeading___Toc1649_3272469980" text:style-name="Index_20_Link" text:visited-style-name="Index_20_Link"><text:span text:style-name="T23">T</text:span></text:a><text:a xlink:type="simple" xlink:href="#__RefHeading___Toc1649_3272469980" text:style-name="Index_20_Link" text:visited-style-name="Index_20_Link"><text:span text:style-name="T23">he generic </text:span></text:a><text:a xlink:type="simple" xlink:href="#__RefHeading___Toc1649_3272469980" text:style-name="Index_20_Link" text:visited-style-name="Index_20_Link"><text:span text:style-name="T5">s</text:span></text:a><text:a xlink:type="simple" xlink:href="#__RefHeading___Toc1649_3272469980" text:style-name="Index_20_Link" text:visited-style-name="Index_20_Link"><text:span text:style-name="T23"> format.</text:span></text:a><text:a xlink:type="simple" xlink:href="#__RefHeading___Toc1649_3272469980" text:style-name="Index_20_Link" text:visited-style-name="Index_20_Link"><text:tab/>9</text:a></text:p>
          <text:p text:style-name="P147"><text:a xlink:type="simple" xlink:href="#__RefHeading___Toc1651_3272469980" text:style-name="Index_20_Link" text:visited-style-name="Index_20_Link">3.4 Fill characters.<text:tab/>10</text:a></text:p>
          <text:p text:style-name="P147"><text:a xlink:type="simple" xlink:href="#__RefHeading___Toc1653_3272469980" text:style-name="Index_20_Link" text:visited-style-name="Index_20_Link">3.5 Centering text.<text:tab/>11</text:a></text:p>
          <text:p text:style-name="P147"><text:a xlink:type="simple" xlink:href="#__RefHeading___Toc1655_3272469980" text:style-name="Index_20_Link" text:visited-style-name="Index_20_Link">3.6 Containers, tuples, pairs and arrays as arguments.<text:tab/>12</text:a></text:p>
          <text:p text:style-name="P147"><text:a xlink:type="simple" xlink:href="#__RefHeading___Toc1659_3272469980" text:style-name="Index_20_Link" text:visited-style-name="Index_20_Link">3.7 Nesting formats.<text:tab/>15</text:a></text:p>
          <text:p text:style-name="P147"><text:a xlink:type="simple" xlink:href="#__RefHeading___Toc1769_3272469980" text:style-name="Index_20_Link" text:visited-style-name="Index_20_Link">3.8 Repeating formats.<text:tab/>16</text:a></text:p>
          <text:p text:style-name="P147"><text:a xlink:type="simple" xlink:href="#__RefHeading___Toc1874_3598405996" text:style-name="Index_20_Link" text:visited-style-name="Index_20_Link">3.9 The </text:a><text:a xlink:type="simple" xlink:href="#__RefHeading___Toc1874_3598405996" text:style-name="Index_20_Link" text:visited-style-name="Index_20_Link"><text:span text:style-name="T5">%N</text:span></text:a><text:a xlink:type="simple" xlink:href="#__RefHeading___Toc1874_3598405996" text:style-name="Index_20_Link" text:visited-style-name="Index_20_Link"><text:span text:style-name="T23"> format.</text:span></text:a><text:a xlink:type="simple" xlink:href="#__RefHeading___Toc1874_3598405996" text:style-name="Index_20_Link" text:visited-style-name="Index_20_Link"><text:tab/>17</text:a></text:p>
          <text:p text:style-name="P146"><text:a xlink:type="simple" xlink:href="#__RefHeading___Toc1663_3272469980" text:style-name="Index_20_Link" text:visited-style-name="Index_20_Link">4 The fmt io manipulator.<text:tab/>18</text:a></text:p>
          <text:p text:style-name="P146"><text:a xlink:type="simple" xlink:href="#__RefHeading___Toc1677_372675279" text:style-name="Index_20_Link" text:visited-style-name="Index_20_Link">5 Cached formats.<text:tab/>19</text:a></text:p>
          <text:p text:style-name="P146"><text:a xlink:type="simple" xlink:href="#__RefHeading___Toc1801_3497641349" text:style-name="Index_20_Link" text:visited-style-name="Index_20_Link">6 Error reporting.<text:tab/>20</text:a></text:p>
          <text:p text:style-name="P146"><text:a xlink:type="simple" xlink:href="#__RefHeading___Toc1876_3598405996" text:style-name="Index_20_Link" text:visited-style-name="Index_20_Link">7 Appendix. Summary of formats.<text:tab/>21</text:a></text:p>
        </text:index-body>
      </text:table-of-content>
      <text:h text:style-name="P135" text:outline-level="1"/>
      <text:h text:style-name="P137" text:outline-level="1"><text:bookmark-start text:name="__RefHeading___Toc1639_3272469980"/>Introduction.<text:bookmark-end text:name="__RefHeading___Toc1639_3272469980"/></text:h>
      <text:p text:style-name="P3"/>
      <text:p text:style-name="P1">Many C++ programmers who where previously C programmers miss the convenience and conciseness of the printf family of functions.</text:p>
      <text:p text:style-name="P1">The new generation of c++ programmers don’t know what they are missing.</text:p>
      <text:p text:style-name="P1"/>
      <text:p text:style-name="P1">Take this trivial example:</text:p>
      <text:p text:style-name="P2"><text:span text:style-name="Source_20_Text">std::cout &lt;&lt; std::setw(10) &lt;&lt; std::dec &lt;&lt; 99 &lt;&lt; '\n';</text:span></text:p>
      <text:p text:style-name="P2"><text:span text:style-name="Source_20_Text"/></text:p>
      <text:p text:style-name="P4">With printf this would be:</text:p>
      <text:p text:style-name="P4"><text:span text:style-name="Source_20_Text">printf("%10d\n", 99);</text:span></text:p>
      <text:p text:style-name="P4"><text:span text:style-name="Source_20_Text"/></text:p>
      <text:p text:style-name="P4">Even for this trivial example, the printf code is smaller and arguably <text:span text:style-name="T1">more readable</text:span>.</text:p>
      <text:p text:style-name="P4"/>
      <text:p text:style-name="P5">A more realistic example would be:</text:p>
      <text:p text:style-name="P4">std::cout &lt;&lt; std::setw(10) &lt;&lt; std::setprecision(3) &lt;&lt; std::fixed &lt;&lt; std::showpos &lt;&lt; 123.45 &lt;&lt; '\n';</text:p>
      <text:p text:style-name="P4"/>
      <text:p text:style-name="P5">versus:</text:p>
      <text:p text:style-name="P5"><text:span text:style-name="Source_20_Text">printf("%+10.3f\n", 123.45);</text:span></text:p>
      <text:p text:style-name="P5"/>
      <text:p text:style-name="P47">Then why not just use the functions from the <text:span text:style-name="T5">std::printf</text:span><text:span text:style-name="T23"> family?<text:line-break/>Because they are fragile and error prone. <text:s/>When the argument does not correspond <text:s/>exactly with what the format expects, the behavior is undefined and often results in wrong output or core dumps.</text:span></text:p>
      <text:p text:style-name="P48"><text:span text:style-name="T23">Also, when the number of arguments is less than what the format expects, all kinds of havoc can </text:span><text:span text:style-name="T31">be caused.</text:span></text:p>
      <text:p text:style-name="P13"><text:s/></text:p>
      <text:p text:style-name="P6">The TSIO packages provides a type safe version of <text:span text:style-name="T5">printf</text:span>, <text:span text:style-name="T5">sprintf</text:span> and <text:span text:style-name="T5">fprintf</text:span> that write into output streams or <text:span text:style-name="T5">std::string</text:span>. <text:s/>It also offers many useful extensions.</text:p>
      <text:p text:style-name="P6"/>
      <text:p text:style-name="P6">Lastly, the TSIO package allows to write the above example as:</text:p>
      <text:p text:style-name="P7"><text:span text:style-name="Source_20_Text"><text:span text:style-name="T2">std::cout &lt;&lt; fmt(“%+10.3f”) &lt;&lt; 123.45 &lt;&lt; ‘\n’;</text:span></text:span></text:p>
      <text:p text:style-name="P7"/>
      <text:p text:style-name="P8"><text:soft-page-break/><text:span text:style-name="T3">For more information on the standard printf family of functions, you can for example go to </text:span><text:a xlink:type="simple" xlink:href="http://en.cppreference.com/w/cpp/io/c/fprintf" text:style-name="Internet_20_link" text:visited-style-name="Visited_20_Internet_20_Link"><text:span text:style-name="T3">http://en.cppreference.com/w/cpp/io/c/fprintf</text:span></text:a><text:span text:style-name="T3">.</text:span></text:p>
      <text:h text:style-name="P138" text:outline-level="1"><text:bookmark-start text:name="__RefHeading___Toc1641_3272469980"/>Printf compatible functions.<text:bookmark-end text:name="__RefHeading___Toc1641_3272469980"/></text:h>
      <text:p text:style-name="P8"/>
      <text:p text:style-name="P9">The TSIO namespace contains the following printf compatible functions.</text:p>
      <text:list xml:id="list845379963" text:style-name="L1">
        <text:list-item>
          <text:p text:style-name="P125"><text:span text:style-name="Source_20_Text"><text:span text:style-name="T3">template &lt;typename... Arguments&gt;<text:line-break/>int sprintf(std::string&amp; dest, const char* format, const Argumens&amp;... arguments)<text:line-break/><text:line-break/></text:span></text:span><text:span text:style-name="Emphasis"><text:span text:style-name="T3">s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string </text:span><text:span text:style-name="Emphasis"><text:span text:style-name="T4">dest</text:span></text:span>, <text:span text:style-name="T4">replacing the current contents of </text:span><text:span text:style-name="T6">dest.</text:span></text:p>
        </text:list-item>
        <text:list-item>
          <text:p text:style-name="P126"><text:span text:style-name="Source_20_Text"><text:span text:style-name="T3">template &lt;typename... Arguments&gt;<text:line-break/>int asprintf(std::string&amp; dest, const char* format, const Argumens&amp;... arguments)<text:line-break/><text:line-break/></text:span></text:span><text:span text:style-name="Source_20_Text"><text:span text:style-name="T6">a</text:span></text:span><text:span text:style-name="Emphasis"><text:span text:style-name="T7">s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string </text:span><text:span text:style-name="Emphasis"><text:span text:style-name="T4">dest</text:span></text:span><text:span text:style-name="Emphasis"><text:span text:style-name="T24">, appending to the current contens of </text:span></text:span><text:span text:style-name="Emphasis"><text:span text:style-name="T6">dest</text:span></text:span><text:span text:style-name="Emphasis"><text:span text:style-name="T24">.</text:span></text:span></text:p>
        </text:list-item>
        <text:list-item>
          <text:p text:style-name="P127"><text:span text:style-name="Source_20_Text"><text:span text:style-name="T3">template &lt;typename... Arguments&gt;<text:line-break/>int fprintf(std::ostream&amp; dest, const char* format, const Argumens&amp;... arguments)<text:line-break/><text:line-break/>f</text:span></text:span><text:span text:style-name="Emphasis"><text:span text:style-name="T3">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output stream </text:span><text:span text:style-name="Emphasis"><text:span text:style-name="T4">dest</text:span></text:span><text:span text:style-name="T6">.</text:span></text:p>
        </text:list-item>
        <text:list-item>
          <text:p text:style-name="P127"><text:span text:style-name="Source_20_Text"><text:span text:style-name="T25">template &lt;typename... Arguments&gt;<text:line-break/>int </text:span></text:span><text:span text:style-name="Source_20_Text"><text:span text:style-name="T26">o</text:span></text:span><text:span text:style-name="Source_20_Text"><text:span text:style-name="T25">printf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5"> formats the </text:span><text:span text:style-name="Emphasis"><text:span text:style-name="T7">arguments</text:span></text:span><text:span text:style-name="T25"> according to the</text:span><text:span text:style-name="T24"> </text:span><text:span text:style-name="Emphasis"><text:span text:style-name="T6">format</text:span></text:span><text:span text:style-name="T24"> and outputs the result into the output stream </text:span><text:span text:style-name="Emphasis"><text:span text:style-name="T8">std::cout</text:span></text:span><text:span text:style-name="T6">.</text:span></text:p>
        </text:list-item>
        <text:list-item>
          <text:p text:style-name="P127"><text:span text:style-name="Source_20_Text"><text:span text:style-name="T25">template &lt;typename... Arguments&gt;<text:line-break/>int </text:span></text:span><text:span text:style-name="Source_20_Text"><text:span text:style-name="T26">e</text:span></text:span><text:span text:style-name="Source_20_Text"><text:span text:style-name="T25">printf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5"> formats the </text:span><text:span text:style-name="Emphasis"><text:span text:style-name="T7">arguments</text:span></text:span><text:span text:style-name="T25"> according to the</text:span><text:span text:style-name="T24"> </text:span><text:span text:style-name="Emphasis"><text:span text:style-name="T6">format</text:span></text:span><text:span text:style-name="T24"> and outputs the result into the output stream </text:span><text:span text:style-name="Emphasis"><text:span text:style-name="T8">std::cerr</text:span></text:span><text:span text:style-name="T6">.</text:span></text:p>
        </text:list-item>
        <text:list-item>
          <text:p text:style-name="P128"><text:span text:style-name="Source_20_Text"><text:span text:style-name="T25">template &lt;typename... Arguments&gt;<text:line-break/></text:span></text:span><text:span text:style-name="Source_20_Text"><text:span text:style-name="T27">std::string fstring</text:span></text:span><text:span text:style-name="Source_20_Text"><text:span text:style-name="T25">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5"> formats the </text:span><text:span text:style-name="Emphasis"><text:span text:style-name="T7">arguments</text:span></text:span><text:span text:style-name="T25"> according to the</text:span><text:span text:style-name="T24"> </text:span><text:span text:style-name="Emphasis"><text:span text:style-name="T6">format</text:span></text:span><text:span text:style-name="T24"> and </text:span><text:span text:style-name="Emphasis"><text:span text:style-name="T9">returns the result as a </text:span></text:span><text:span text:style-name="Emphasis"><text:span text:style-name="T27">std::string</text:span></text:span><text:span text:style-name="T6">.</text:span></text:p>
        </text:list-item>
      </text:list>
      <text:p text:style-name="P12"/>
      <text:p text:style-name="P115">All the <text:span text:style-name="T5">printf</text:span> compatible functions use a format string as defined for <text:span text:style-name="T5">std::printf</text:span>.</text:p>
      <text:p text:style-name="P10"/>
      <text:p text:style-name="P11">All the conversion specifiers, flags and other parameters are faithfully implemented except wide characters.</text:p>
      <text:p text:style-name="P50"><text:span text:style-name="T28">Length modifiers are ignored, because the are not required. <text:s/>This mean</text:span><text:span text:style-name="T33">s</text:span><text:span text:style-name="T28"> that the </text:span><text:span text:style-name="T29">for example </text:span><text:span text:style-name="T28">format </text:span><text:span text:style-name="Source_20_Text"><text:span text:style-name="T28">“%d”</text:span></text:span> <text:span text:style-name="T63">can be used with all integral types (</text:span><text:span text:style-name="T10">char</text:span><text:span text:style-name="T63">, </text:span><text:span text:style-name="T10">short</text:span><text:span text:style-name="T63">, </text:span><text:span text:style-name="T10">int</text:span><text:span text:style-name="T63">, </text:span><text:span text:style-name="T10">long</text:span><text:span text:style-name="T63">, </text:span><text:span text:style-name="T10">long long</text:span><text:span text:style-name="T63"> and the corresponding unsigned variants).</text:span></text:p>
      <text:p text:style-name="P50"/>
      <text:p text:style-name="P89">As with s<text:span text:style-name="T5">td::printf,</text:span> positional and sequential formats cannot be mixed. <text:s/>There is however an exception for tuple formatting. <text:s/>The formats embedded in a element format can be positional even if the element format itself is not. <text:s/>There is an example of this further down.</text:p>
      <text:p text:style-name="P89"/>
      <text:p text:style-name="P51">Many useful extensions are provided as described in the next chapter.</text:p>
      <text:p text:style-name="P116"/>
      <text:h text:style-name="Heading_20_1" text:outline-level="1"><text:bookmark-start text:name="__RefHeading___Toc1643_3272469980"/>Extensions.<text:bookmark-end text:name="__RefHeading___Toc1643_3272469980"/></text:h>
      <text:p text:style-name="Text_20_body"/>
      <text:h text:style-name="Heading_20_2" text:outline-level="2"><text:bookmark-start text:name="__RefHeading___Toc1645_3272469980"/>The <text:span text:style-name="T5">C</text:span><text:span text:style-name="T23"> and </text:span><text:span text:style-name="T11">S</text:span><text:span text:style-name="T35"> format specifiers.</text:span><text:bookmark-end text:name="__RefHeading___Toc1645_3272469980"/></text:h>
      <text:p text:style-name="P14"/>
      <text:p text:style-name="P52"><text:span text:style-name="T23">The </text:span><text:span text:style-name="T5">C</text:span><text:span text:style-name="T23"> and </text:span><text:span text:style-name="T5">S</text:span><text:span text:style-name="T23"> format specifiers will output a string, just like </text:span><text:span text:style-name="T5">c</text:span><text:span text:style-name="T23"> or </text:span><text:span text:style-name="T5">s</text:span><text:span text:style-name="T23"> commands, but will replace unprintable characters by either a dot (.) or, in the alternative form (</text:span><text:span text:style-name="T5">#C</text:span><text:span text:style-name="T23"> and </text:span><text:span text:style-name="T5">#S</text:span><text:span text:style-name="T23">), by an escape sequence.</text:span></text:p>
      <text:p text:style-name="P15"/>
      <text:p text:style-name="P15">Example:</text:p>
      <text:p text:style-name="P119"><text:span text:style-name="Source_20_Text">fstring("’%C %C’", '\x12', 'a')</text:span></text:p>
      <text:p text:style-name="P122">produces</text:p>
      <text:p text:style-name="P119"><text:span text:style-name="Source_20_Text">‘. a’</text:span></text:p>
      <text:p text:style-name="P123"><text:span text:style-name="Source_20_Text"><text:span text:style-name="T64">and</text:span></text:span></text:p>
      <text:p text:style-name="P120"><text:span text:style-name="Source_20_Text">fstring("’%#C %#C %#C’", '\a', 'a', '\x5')</text:span></text:p>
      <text:p text:style-name="P124">produces</text:p>
      <text:p text:style-name="P120"><text:span text:style-name="Source_20_Text">‘\\a a \\005’</text:span></text:p>
      <text:p text:style-name="P118"><text:span text:style-name="Source_20_Text"/></text:p>
      <text:p text:style-name="P124">Likewise</text:p>
      <text:p text:style-name="P121"><text:span text:style-name="Source_20_Text">fstring("’%S’", "12\a\b\f34")</text:span></text:p>
      <text:p text:style-name="P124">produces</text:p>
      <text:p text:style-name="Text_20_body"><text:span text:style-name="Source_20_Text"><text:tab/>‘12...34’</text:span></text:p>
      <text:p text:style-name="P55">and</text:p>
      <text:p text:style-name="Text_20_body"><text:span text:style-name="Source_20_Text"><text:tab/>fstring("%#S", "12\a\b\f34")</text:span></text:p>
      <text:p text:style-name="P55">produces</text:p>
      <text:p text:style-name="Text_20_body"><text:tab/><text:span text:style-name="Source_20_Text">‘12\\a\\b\\f34’</text:span></text:p>
      <text:h text:style-name="P142" text:outline-level="2"><text:bookmark-start text:name="__RefHeading___Toc1647_3272469980"/><text:span text:style-name="Source_20_Text"><text:span text:style-name="T67">The </text:span></text:span><text:span text:style-name="Source_20_Text"><text:span text:style-name="T16">T</text:span></text:span><text:span text:style-name="Source_20_Text"><text:span text:style-name="T52"> format.</text:span></text:span><text:bookmark-end text:name="__RefHeading___Toc1647_3272469980"/></text:h>
      <text:p text:style-name="P81"><text:span text:style-name="Source_20_Text"><text:span text:style-name="T52"/></text:span></text:p>
      <text:p text:style-name="P82"><text:span text:style-name="T23">The </text:span><text:span text:style-name="T5">T</text:span><text:span text:style-name="T23"> format allows to jump to a tab stop or to a given column in the output.</text:span></text:p>
      <text:p text:style-name="P35"/>
      <text:p text:style-name="P82"><text:span text:style-name="T23">If no </text:span><text:span text:style-name="T5">#</text:span><text:span text:style-name="T23"> flag is given, the format </text:span><text:span text:style-name="T5">%nnT</text:span><text:span text:style-name="T23"> jumps to the next tab stop, where </text:span><text:span text:style-name="T5">nn</text:span><text:span text:style-name="T23"> specifies the distance between tab stops.</text:span></text:p>
      <text:p text:style-name="P82"><text:span text:style-name="T23">If a </text:span><text:span text:style-name="T5">#</text:span><text:span text:style-name="T23"> flag is given, the format </text:span><text:span text:style-name="T5">%#nnT</text:span><text:span text:style-name="T23"> jumps to column </text:span><text:span text:style-name="T5">nn</text:span><text:span text:style-name="T23"> in the output. <text:s/>If the output is already beyond that column, then a new line is generated followed with a jump to the given column.</text:span></text:p>
      <text:p text:style-name="P35"/>
      <text:p text:style-name="P82"><text:span text:style-name="T23">The </text:span><text:span text:style-name="T5">T</text:span><text:span text:style-name="T23"> format emits at least one space or new line.</text:span></text:p>
      <text:h text:style-name="P143" text:outline-level="2"><text:bookmark-start text:name="__RefHeading___Toc1649_3272469980"/><text:span text:style-name="T36">T</text:span><text:span text:style-name="T23">he generic </text:span><text:span text:style-name="T5">s</text:span><text:span text:style-name="T23"> format.</text:span><text:bookmark-end text:name="__RefHeading___Toc1649_3272469980"/></text:h>
      <text:p text:style-name="P16"/>
      <text:p text:style-name="P49"><text:span text:style-name="T23">The </text:span><text:span text:style-name="T5">s</text:span><text:span text:style-name="T23"> format specifier can be used for </text:span><text:span text:style-name="T37">many</text:span><text:span text:style-name="T23"> data types, not just </text:span><text:span text:style-name="T12">const char*</text:span><text:span text:style-name="T23">. <text:s/>It will choose an appropriate format as follows:</text:span></text:p>
      <text:list xml:id="list4232103609" text:style-name="L2">
        <text:list-item>
          <text:p text:style-name="P129"><text:span text:style-name="T23">For b</text:span><text:span text:style-name="T34">oolean</text:span><text:span text:style-name="T23"> arguments it will output the string literal </text:span><text:span text:style-name="T5">true</text:span><text:span text:style-name="T23"> or </text:span><text:span text:style-name="T5">false</text:span><text:span text:style-name="T23">.</text:span></text:p>
        </text:list-item>
        <text:list-item>
          <text:p text:style-name="P131"><text:span text:style-name="T23">For char arguments, it will format like the </text:span><text:span text:style-name="T5">c</text:span><text:span text:style-name="T23"> specifier.</text:span></text:p>
        </text:list-item>
        <text:list-item>
          <text:p text:style-name="P132"><text:span text:style-name="T30">F</text:span><text:span text:style-name="T23">or </text:span><text:span text:style-name="T30">other </text:span><text:span text:style-name="T23">integral arguments it will format like the </text:span><text:span text:style-name="T5">i</text:span><text:span text:style-name="T23"> specifier </text:span><text:span text:style-name="T39">for signed values and like </text:span><text:span text:style-name="T13">u</text:span><text:span text:style-name="T39"> for unsigned values</text:span><text:span text:style-name="T23">.</text:span></text:p>
        </text:list-item>
        <text:list-item>
          <text:p text:style-name="P129"><text:span text:style-name="T23">For floating point arguments it will format like the </text:span><text:span text:style-name="T5">g</text:span><text:span text:style-name="T23"> specifier.</text:span></text:p>
        </text:list-item>
        <text:list-item>
          <text:p text:style-name="P133"><text:span text:style-name="T32">F</text:span><text:span text:style-name="T23">or pointer arguments (except </text:span><text:span text:style-name="T5">const char</text:span><text:span text:style-name="T23">* of course) the </text:span><text:span text:style-name="T5">s</text:span><text:span text:style-name="T23"> specifier is not implemented.</text:span></text:p>
        </text:list-item>
      </text:list>
      <text:list xml:id="list2695894074" text:style-name="L3">
        <text:list-item>
          <text:p text:style-name="P130"><text:span text:style-name="T23">The </text:span><text:span text:style-name="T5">s</text:span><text:span text:style-name="T23"> format specifier accept</text:span><text:span text:style-name="T39">s</text:span><text:span text:style-name="T23"> </text:span><text:span text:style-name="T5">std::string</text:span><text:span text:style-name="T23"> as argument.</text:span></text:p>
        </text:list-item>
        <text:list-item>
          <text:p text:style-name="P134"><text:span text:style-name="T61">T</text:span><text:span text:style-name="T23">he </text:span><text:span text:style-name="T5">s</text:span><text:span text:style-name="T23"> format treats C-style char arrays and std char arrays as zero terminated character strings.</text:span></text:p>
        </text:list-item>
      </text:list>
      <text:p text:style-name="P17"/>
      <text:p text:style-name="P18">Example:</text:p>
      <text:p text:style-name="P53"><text:span text:style-name="T23"><text:tab/></text:span><text:span text:style-name="Source_20_Text"><text:span text:style-name="T23">std::string str("This is a std::string");</text:span></text:span></text:p>
      <text:p text:style-name="P53"><text:span text:style-name="Source_20_Text"><text:span text:style-name="T23"><text:tab/>fstring("'%s %s %s %s %s'", 123, 234.567, true, false, str)</text:span></text:span></text:p>
      <text:p text:style-name="P18">produces</text:p>
      <text:p text:style-name="P53"><text:span text:style-name="T23"><text:tab/></text:span><text:span text:style-name="Source_20_Text"><text:span text:style-name="T23">'123 234.567 true false This is a std::string'</text:span></text:span></text:p>
      <text:p text:style-name="P54"><text:span text:style-name="T38">a</text:span><text:span text:style-name="T23">nd</text:span></text:p>
      <text:p text:style-name="P54"><text:span text:style-name="T23"><text:tab/></text:span><text:span text:style-name="Source_20_Text"><text:span text:style-name="T23">fstring("'%06s %5.2s %10.3s'", 123, 234.567, 98.765)</text:span></text:span></text:p>
      <text:p text:style-name="P19">produces</text:p>
      <text:p text:style-name="P54"><text:span text:style-name="T23"><text:tab/></text:span><text:span text:style-name="Source_20_Text"><text:span text:style-name="T23">'000123 2.3e+02 <text:s text:c="6"/>98.8'</text:span></text:span></text:p>
      <text:p text:style-name="P58"/>
      <text:h text:style-name="P142" text:outline-level="2"><text:bookmark-start text:name="__RefHeading___Toc1651_3272469980"/>Fill characters.<text:bookmark-end text:name="__RefHeading___Toc1651_3272469980"/></text:h>
      <text:p text:style-name="P56"/>
      <text:p text:style-name="P59">The <text:span text:style-name="T5">TSIO</text:span><text:span text:style-name="T23"> package supports two types of fill characters: numeric and alphabetic fill characters.</text:span></text:p>
      <text:p text:style-name="P20">Numeric fill characters are used in formatting numeric values. <text:s/>They are inserted between the sign or the radix indicator and the value.</text:p>
      <text:p text:style-name="P20"/>
      <text:p text:style-name="P59"><text:span text:style-name="T23">The numeric fill character is specified by adding </text:span><text:span text:style-name="T5">‘x</text:span><text:span text:style-name="T23"> to the format flags. <text:s/>The zeorofill flag (</text:span><text:span text:style-name="T5">0</text:span><text:span text:style-name="T23">) sets the numeric fill character to ‘0’.</text:span></text:p>
      <text:p text:style-name="P20"/>
      <text:p text:style-name="P20">Example:</text:p>
      <text:p text:style-name="P59"><text:span text:style-name="Source_20_Text"><text:span text:style-name="T23"><text:s text:c="4"/>fstring("%'*7d', %#'*7x", -23, 0xab)</text:span></text:span></text:p>
      <text:p text:style-name="P60"><text:span text:style-name="T40">p</text:span><text:span text:style-name="T23">roduces:</text:span></text:p>
      <text:p text:style-name="P60"><text:span text:style-name="Source_20_Text"><text:span text:style-name="T23"><text:s text:c="4"/>-****23', 0x***ab</text:span></text:span></text:p>
      <text:p text:style-name="P21"/>
      <text:p text:style-name="P21">The alphabetic fill characters are used in formatting both numeric and alphabetic data. <text:s/>Theu are inserted outside the value (including sign and radix indicator).</text:p>
      <text:p text:style-name="P21"/>
      <text:p text:style-name="P21">The alphabetic fill character is specified by adding “x to the format flags. <text:s/>Don’t forget to escape the <text:s/>quote character in the format string.</text:p>
      <text:p text:style-name="P21"/>
      <text:p text:style-name="P21">Example:</text:p>
      <text:p text:style-name="P60"><text:span text:style-name="Source_20_Text"><text:span text:style-name="T23"><text:s text:c="4"/>fstring("%\"*7d', %#\"*7x", -23, 0xab)</text:span></text:span></text:p>
      <text:p text:style-name="P61"><text:span text:style-name="T41">p</text:span><text:span text:style-name="T23">roduces:</text:span></text:p>
      <text:p text:style-name="P61"><text:span text:style-name="Source_20_Text"><text:span text:style-name="T23"><text:s text:c="4"/>****-23', ***0xab</text:span></text:span></text:p>
      <text:p text:style-name="P22">and</text:p>
      <text:p text:style-name="P61"><text:span text:style-name="Source_20_Text"><text:span text:style-name="T23"><text:s text:c="4"/>fstring("%\"*20s", "abc")</text:span></text:span></text:p>
      <text:p text:style-name="P22">produces:</text:p>
      <text:p text:style-name="P61"><text:span text:style-name="Source_20_Text"><text:span text:style-name="T23"><text:s text:c="4"/>*****************abc</text:span></text:span></text:p>
      <text:p text:style-name="P22"/>
      <text:h text:style-name="P142" text:outline-level="2"><text:bookmark-start text:name="__RefHeading___Toc1653_3272469980"/>Centering text.<text:bookmark-end text:name="__RefHeading___Toc1653_3272469980"/></text:h>
      <text:p text:style-name="P62"/>
      <text:p text:style-name="P62">Text can be centered by adding the <text:span text:style-name="T5">^</text:span><text:span text:style-name="T23"> flag to the format. <text:s/>The alphabetic fill character will be used to fill the areas left and right of the text.</text:span></text:p>
      <text:p text:style-name="P23">The centering works on all values, numeric and alphabetic.</text:p>
      <text:p text:style-name="P62"><text:span text:style-name="T23">Example:<text:line-break/> <text:s text:c="3"/></text:span><text:span text:style-name="Source_20_Text"><text:span text:style-name="T23">fstring("’%^20s’", "1234")</text:span></text:span></text:p>
      <text:p text:style-name="P63"><text:span text:style-name="T42">P</text:span><text:span text:style-name="T23">roduces:</text:span></text:p>
      <text:p text:style-name="P63"><text:span text:style-name="Source_20_Text"><text:span text:style-name="T23"><text:s text:c="4"/>‘ <text:s text:c="7"/>1234 <text:s text:c="7"/>‘</text:span></text:span></text:p>
      <text:p text:style-name="P23"/>
      <text:h text:style-name="P142" text:outline-level="2"><text:bookmark-start text:name="__RefHeading___Toc1655_3272469980"/>Containers<text:span text:style-name="T80">, tuples, pairs and arrays</text:span> as arguments.<text:bookmark-end text:name="__RefHeading___Toc1655_3272469980"/></text:h>
      <text:p text:style-name="P69"/>
      <text:p text:style-name="P70"><text:span text:style-name="T68">In the context of this text, a collection is any class </text:span><text:span text:style-name="T53">for which free standing </text:span><text:span text:style-name="T17">begin</text:span><text:span text:style-name="T53"> and </text:span><text:span text:style-name="T17">end</text:span><text:span text:style-name="T53"> functions exist. <text:s/>This obviously includes all </text:span><text:span text:style-name="T17">std</text:span><text:span text:style-name="T53"> </text:span><text:span text:style-name="T58">containers</text:span><text:span text:style-name="T53">.</text:span></text:p>
      <text:p text:style-name="P83"><text:span text:style-name="T23">Additionally </text:span><text:span text:style-name="T5">std::tuple</text:span><text:span text:style-name="T23"> and </text:span><text:span text:style-name="T5">std::pair</text:span><text:span text:style-name="T23"> are also considered co</text:span><text:span text:style-name="T59">llections</text:span><text:span text:style-name="T23">.</text:span></text:p>
      <text:p text:style-name="P45"/>
      <text:h text:style-name="P148" text:outline-level="4"><text:span text:style-name="T83">implicit </text:span>collection format.</text:h>
      <text:p text:style-name="P109"/>
      <text:p text:style-name="P83"><text:span text:style-name="T23">When a co</text:span><text:span text:style-name="T59">llection</text:span><text:span text:style-name="T23"> </text:span><text:span text:style-name="T59">i</text:span><text:span text:style-name="T44">s passed as a parameter </text:span><text:span text:style-name="T23">to a </text:span><text:span text:style-name="T59">simple </text:span><text:span text:style-name="T23">format</text:span><text:span text:style-name="T44">, all elements of the </text:span><text:span text:style-name="T59">collections</text:span><text:span text:style-name="T44"> will be printed with the same format.</text:span></text:p>
      <text:p text:style-name="P25"/>
      <text:p text:style-name="P24">Example:</text:p>
      <text:p text:style-name="P69"><text:span text:style-name="Source_20_Text"><text:span text:style-name="T23"><text:s text:c="4"/>std::vector&lt;int&gt; v = {10, 200, 3000 };</text:span></text:span></text:p>
      <text:p text:style-name="P69"><text:span text:style-name="Source_20_Text"><text:span text:style-name="T23"><text:s text:c="4"/>fstring("vector { %10d }", v)</text:span></text:span></text:p>
      <text:p text:style-name="P24">produces:</text:p>
      <text:p text:style-name="P69"><text:span text:style-name="Source_20_Text"><text:span text:style-name="T23"><text:s text:c="4"/>vector { <text:s text:c="8"/>10 <text:s text:c="6"/>200 <text:s text:c="5"/>3000 }</text:span></text:span></text:p>
      <text:p text:style-name="P24"/>
      <text:h text:style-name="P149" text:outline-level="4">explicit collection format.</text:h>
      <text:p text:style-name="P24"/>
      <text:p text:style-name="P28">The collection format allows to format the elements of <text:span text:style-name="T69">a collection, giving a prefix and a suffix for each element. <text:s/>Each element of the collection will be formatted using the same format.</text:span></text:p>
      <text:p text:style-name="P28">The collection format is specified with the <text:span text:style-name="T5">%[</text:span> format specifier. <text:s/>The syntax of this specifier is</text:p>
      <text:p text:style-name="P74"><text:span text:style-name="T5">%[xxxxx%fffyyyy%] </text:span>where <text:span text:style-name="T5">xxxxx</text:span><text:span text:style-name="T23"> is the prefix, </text:span><text:span text:style-name="T5">yyyy </text:span><text:span text:style-name="T23">is the suffix and </text:span><text:span text:style-name="T5">fff</text:span><text:span text:style-name="T23"> </text:span><text:span text:style-name="T48">is </text:span><text:span text:style-name="T23">the format to be used for each element.</text:span></text:p>
      <text:p text:style-name="P74"><text:span text:style-name="T49">An</text:span><text:span text:style-name="T23"> example will make this clear:</text:span></text:p>
      <text:p text:style-name="P74"><text:span text:style-name="Source_20_Text"><text:span text:style-name="T23"><text:s text:c="4"/>std::vector&lt;int&gt; v = { 9, 8, 7, 6 };</text:span></text:span></text:p>
      <text:p text:style-name="P74"><text:span text:style-name="Source_20_Text"><text:span text:style-name="T23"><text:s text:c="4"/>fstring("%[v=%d, %]", v)</text:span></text:span></text:p>
      <text:p text:style-name="P74"><text:span text:style-name="Source_20_Text"><text:span text:style-name="T23"><text:s text:c="4"/>// <text:s text:c="8"/></text:span></text:span><text:span text:style-name="Source_20_Text"><text:span text:style-name="T49">^^ prefix</text:span></text:span></text:p>
      <text:p text:style-name="P74"><text:span text:style-name="Source_20_Text"><text:span text:style-name="T49"><text:s text:c="4"/>// <text:s text:c="10"/>^^ format to be executed for each element</text:span></text:span></text:p>
      <text:p text:style-name="P74"><text:span text:style-name="Source_20_Text"><text:span text:style-name="T49"><text:s text:c="4"/>// <text:s text:c="12"/>^^ suffix</text:span></text:span></text:p>
      <text:p text:style-name="P75"><text:span text:style-name="T46">p</text:span><text:span text:style-name="T23">roduces:</text:span></text:p>
      <text:p text:style-name="P75"><text:soft-page-break/><text:span text:style-name="Source_20_Text"><text:span text:style-name="T23"><text:s text:c="4"/>v=9, v=8, v=7, v=6,</text:span></text:span></text:p>
      <text:p text:style-name="P29">The extra comma at the end of the output is of course annoying, but this can be cured with the <text:span text:style-name="T5">#</text:span> flag. <text:s/>This flag suppresses the suffix on the last element.</text:p>
      <text:p text:style-name="P31">Example:</text:p>
      <text:p text:style-name="P29"><text:span text:style-name="Source_20_Text"><text:s text:c="4"/>fstring("{ %#[v=%d, %] }", v)</text:span></text:p>
      <text:p text:style-name="P75">produces:</text:p>
      <text:p text:style-name="P84"><text:span text:style-name="Source_20_Text"><text:span text:style-name="T66"><text:s text:c="4"/>{ v=9, v=8, v=7, v=6 }</text:span></text:span></text:p>
      <text:p text:style-name="P84"><text:span text:style-name="Source_20_Text"/></text:p>
      <text:p text:style-name="P84"><text:span text:style-name="T66">Since </text:span><text:span text:style-name="T15">begin</text:span><text:span text:style-name="T47"> and </text:span><text:span text:style-name="T15">end</text:span><text:span text:style-name="T47"> are declared for arrays, the following also works.</text:span></text:p>
      <text:p text:style-name="P76"><text:span text:style-name="T47">E</text:span><text:span text:style-name="T23">xample:</text:span></text:p>
      <text:p text:style-name="P75"><text:span text:style-name="Source_20_Text"><text:span text:style-name="T23"><text:s text:c="4"/></text:span></text:span><text:span text:style-name="Source_20_Text"><text:span text:style-name="T49">double</text:span></text:span><text:span text:style-name="Source_20_Text"><text:span text:style-name="T23"> fa[] = { 1.2, 2.3, 3.4, 4.55555 };</text:span></text:span></text:p>
      <text:p text:style-name="P75"><text:span text:style-name="Source_20_Text"><text:span text:style-name="T23"><text:s text:c="4"/>fstring("{ %#[v=%.2f, %] }", fa)</text:span></text:span></text:p>
      <text:p text:style-name="P29">produces:</text:p>
      <text:p text:style-name="P84"><text:span text:style-name="Source_20_Text"><text:span text:style-name="T47"><text:s text:c="4"/>{ v=1.20, v=2.30, v=3.40, v=4.56 }</text:span></text:span></text:p>
      <text:p text:style-name="P30"/>
      <text:p text:style-name="P111"><text:span text:style-name="T47">S</text:span><text:span text:style-name="T23">ince all elements of a </text:span><text:span text:style-name="T5">tuple</text:span><text:span text:style-name="T23"> </text:span><text:span text:style-name="T60">or a </text:span><text:span text:style-name="T20">pair</text:span><text:span text:style-name="T60"> </text:span><text:span text:style-name="T23">are formatted using the same fortmat, care must be taken to make sure that the format applies to all elements. <text:s/>The simplest way to achieve this is to use the </text:span><text:span text:style-name="T5">%s</text:span><text:span text:style-name="T23"> format.</text:span></text:p>
      <text:p text:style-name="P42">Example:</text:p>
      <text:p text:style-name="P111"><text:span text:style-name="Source_20_Text"><text:span text:style-name="T23"><text:s text:c="4"/>auto t = std::make_tuple(1, 2.3, "four");</text:span></text:span></text:p>
      <text:p text:style-name="P111"><text:span text:style-name="Source_20_Text"><text:span text:style-name="T23"><text:s text:c="4"/>fstring("{ %#[v=%s, %] }", t)</text:span></text:span></text:p>
      <text:p text:style-name="P42">produces</text:p>
      <text:p text:style-name="P111"><text:span text:style-name="Source_20_Text"><text:span text:style-name="T23"><text:s text:c="4"/>{ v=1, v=2.30000, v=four }</text:span></text:span></text:p>
      <text:p text:style-name="P42"/>
      <text:p text:style-name="P43">The collection format can also be used to format a single element form a container.</text:p>
      <text:p text:style-name="P43">The syntax for this usage is <text:span text:style-name="T5">%nn</text:span><text:span text:style-name="T21">[</text:span><text:span text:style-name="T5"> ffff %</text:span><text:span text:style-name="T21">]</text:span> where <text:span text:style-name="T5">nn</text:span> is the index (starting at 1) of the element to be formatted.</text:p>
      <text:p text:style-name="P43">Example:</text:p>
      <text:p text:style-name="P43"><text:span text:style-name="Source_20_Text"><text:span text:style-name="T82"><text:s text:c="4"/></text:span></text:span><text:span text:style-name="Source_20_Text">std::vector&lt;int&gt; v = {10, 200, 3000};</text:span></text:p>
      <text:p text:style-name="P44"><text:span text:style-name="Source_20_Text"><text:span text:style-name="T82"><text:s text:c="4"/>fstring("%2[ %d %]", v)</text:span></text:span></text:p>
      <text:p text:style-name="P113">produces</text:p>
      <text:p text:style-name="P44"><text:span text:style-name="Source_20_Text"><text:span text:style-name="T82"><text:s text:c="5"/>200 </text:span></text:span></text:p>
      <text:h text:style-name="P150" text:outline-level="4"><text:soft-page-break/>Element format.</text:h>
      <text:p text:style-name="P110"/>
      <text:p text:style-name="P112">Collections can also be formatted with different formats for each element.</text:p>
      <text:p text:style-name="P77"><text:span text:style-name="T60">T</text:span><text:span text:style-name="T23">he </text:span><text:span text:style-name="T5">element format</text:span><text:span text:style-name="T23"> specifier </text:span><text:span text:style-name="T60">does exactly that</text:span><text:span text:style-name="T23">. <text:s/>The syntax for this specifier is </text:span><text:span text:style-name="T5">%&lt;</text:span><text:span text:style-name="T23"> followed with the formats of the elements, one per element followed with %&gt;.</text:span></text:p>
      <text:p text:style-name="P32">Example:</text:p>
      <text:p text:style-name="P77"><text:span text:style-name="Source_20_Text"><text:span text:style-name="T23"><text:s text:c="4"/>auto t = std::make_tuple(1, 2.3, "four");</text:span></text:span></text:p>
      <text:p text:style-name="P77"><text:span text:style-name="Source_20_Text"><text:span text:style-name="T23"><text:s text:c="4"/>fstring("%&lt;%5d %5.2f %10s%&gt;", t)</text:span></text:span></text:p>
      <text:p text:style-name="P79"><text:span text:style-name="T50">p</text:span><text:span text:style-name="T23">roduces:</text:span></text:p>
      <text:p text:style-name="P79"><text:span text:style-name="Source_20_Text"><text:span text:style-name="T23"><text:s text:c="8"/>1 <text:s/>2.30 <text:s text:c="6"/>four</text:span></text:span></text:p>
      <text:p text:style-name="P78"/>
      <text:p text:style-name="P89">Although in general, positional formats and sequential formats cannot be mixed, the <text:span text:style-name="T81">embedded</text:span> formats can be positional, even when the element format itself is not.</text:p>
      <text:p text:style-name="P89">Example:</text:p>
      <text:p text:style-name="P89"><text:span text:style-name="Source_20_Text"><text:s text:c="4"/>auto t = std::make_tuple(1, 2.3, "four");</text:span></text:p>
      <text:p text:style-name="P89"><text:span text:style-name="Source_20_Text"><text:s text:c="4"/>fstring("%&lt;{ %2$6.2f, %1$5d, %3$5s and again %2$6.2f%&gt; }", t)</text:span></text:p>
      <text:p text:style-name="P89">produces</text:p>
      <text:p text:style-name="P89"><text:span text:style-name="Source_20_Text"><text:s text:c="4"/>{ <text:s text:c="2"/>2.30, <text:s text:c="4"/>1, <text:s/>four and again <text:s text:c="2"/>2.30 }</text:span></text:p>
      <text:h text:style-name="P142" text:outline-level="2"><text:bookmark-start text:name="__RefHeading___Toc1659_3272469980"/>Nesting formats.<text:bookmark-end text:name="__RefHeading___Toc1659_3272469980"/></text:h>
      <text:p text:style-name="P79"/>
      <text:p text:style-name="P79">The collection format (<text:span text:style-name="T5">%[ … %]</text:span><text:span text:style-name="T23">) the element format (</text:span><text:span text:style-name="T5">%&lt; … %&gt;</text:span><text:span text:style-name="T23">) and the repeating format (</text:span><text:span text:style-name="T5">%{ … %}</text:span><text:span text:style-name="T23">) can be nested with </text:span><text:span text:style-name="T56">some</text:span><text:span text:style-name="T23"> limitation</text:span><text:span text:style-name="T56">s</text:span><text:span text:style-name="T23">:</text:span></text:p>
      <text:p text:style-name="P39">When all repeating formats embedded in a <text:span text:style-name="T79">collection</text:span> or element format are unrolled, the result must still be a valid <text:span text:style-name="T79">collection</text:span> or element format.</text:p>
      <text:p text:style-name="P92"><text:span text:style-name="T23">Dynamic formats (using </text:span><text:span text:style-name="T5">*</text:span><text:span text:style-name="T23">, <text:s/></text:span><text:span text:style-name="T5">%nn$</text:span><text:span text:style-name="T23"> or </text:span><text:span text:style-name="T5">*$</text:span><text:span text:style-name="T55">)</text:span><text:span text:style-name="T5"> </text:span><text:span text:style-name="T23">cannot be nested <text:s/></text:span><text:span text:style-name="T55">in </text:span><text:span text:style-name="T58">collection</text:span><text:span text:style-name="T55"> or element formats.</text:span></text:p>
      <text:p text:style-name="P93"><text:span text:style-name="T55">T</text:span><text:span text:style-name="T23">he </text:span><text:span text:style-name="T5">%n</text:span><text:span text:style-name="T23"> format cannot be nested in collection format or element formats.</text:span></text:p>
      <text:p text:style-name="P33">Repeating formats can be nested into other repeating formats without limitation.</text:p>
      <text:p text:style-name="P33"/>
      <text:p text:style-name="P79"><text:span text:style-name="T23">A nice axample of nested formats is the formatting of a </text:span><text:span text:style-name="T5">std::map:</text:span></text:p>
      <text:p text:style-name="P79"><text:span text:style-name="Source_20_Text"><text:span text:style-name="T5"><text:s text:c="4"/></text:span></text:span><text:span text:style-name="Source_20_Text"><text:span text:style-name="T23">std::map&lt;int, const char*&gt; m = { {1, "one"}, {3, "three"}, {2, "two"} };</text:span></text:span></text:p>
      <text:p text:style-name="P79"><text:span text:style-name="Source_20_Text"><text:span text:style-name="T23"><text:s text:c="4"/>fstring("%#[%&lt;{ key: %3d, value: %5s }%&gt;, %]", m)</text:span></text:span></text:p>
      <text:p text:style-name="P80"><text:span text:style-name="Source_20_Text"><text:span text:style-name="T23"><text:s text:c="9"/>// </text:span></text:span><text:span text:style-name="Source_20_Text"><text:span text:style-name="T51">^^^^ start of map formatting</text:span></text:span></text:p>
      <text:p text:style-name="P80"><text:span text:style-name="Source_20_Text"><text:span text:style-name="T51"><text:s text:c="9"/>// <text:s text:c="4"/>^^ start of element formatting</text:span></text:span></text:p>
      <text:p text:style-name="P80"><text:span text:style-name="Source_20_Text"><text:span text:style-name="T51"><text:s text:c="9"/>// <text:s text:c="6"/>^^^^^^^^^^^^^^^^^^^^^^^^ formats for element</text:span></text:span></text:p>
      <text:p text:style-name="P80"><text:span text:style-name="Source_20_Text"><text:span text:style-name="T51"><text:s text:c="9"/>// <text:s text:c="30"/>^^ end of element</text:span></text:span></text:p>
      <text:p text:style-name="P80"><text:span text:style-name="Source_20_Text"><text:span text:style-name="T51"><text:s text:c="9"/>// <text:s text:c="34"/>^^ end of map</text:span></text:span></text:p>
      <text:p text:style-name="P34">produces:</text:p>
      <text:p text:style-name="P80"><text:span text:style-name="Source_20_Text"><text:span text:style-name="T51"><text:s text:c="4"/>{ key: <text:s text:c="2"/>1, value: <text:s text:c="2"/>one }, { key: <text:s text:c="2"/>2, value: <text:s text:c="2"/>two }, { key: <text:s text:c="2"/>3, value: three }</text:span></text:span></text:p>
      <text:p text:style-name="P34"/>
      <text:p text:style-name="P117"/>
      <text:h text:style-name="Heading_20_2" text:outline-level="2"><text:bookmark-start text:name="__RefHeading___Toc1769_3272469980"/>Repeating formats.<text:bookmark-end text:name="__RefHeading___Toc1769_3272469980"/></text:h>
      <text:p text:style-name="P57"/>
      <text:p text:style-name="P69">The <text:span text:style-name="T5">tsio</text:span><text:span text:style-name="T23"> package provides repeating formats. <text:s/>A repeating format is a format that is executed "abcabcabcabcabcfor multiple consecutive arguments.</text:span></text:p>
      <text:p text:style-name="P69"><text:span text:style-name="T23">A repeating format starts with </text:span><text:span text:style-name="T5">%n{</text:span><text:span text:style-name="T23"> where n is an integer value that specifies the repeat count and ends with </text:span><text:span text:style-name="T5">%}</text:span><text:span text:style-name="T23">. <text:s/>All the text and format specifications betwee</text:span><text:span text:style-name="T45">n</text:span><text:span text:style-name="T23"> these markers are repeated. <text:s/>Enough parameters must be passed to satisfy all these format specifiers.</text:span></text:p>
      <text:p text:style-name="P24">Example:</text:p>
      <text:p text:style-name="P71"><text:span text:style-name="Source_20_Text"><text:span text:style-name="T44"><text:s text:c="4"/></text:span></text:span><text:span text:style-name="Source_20_Text">fstring("%10{-=%}")</text:span></text:p>
      <text:p text:style-name="P72">produces:</text:p>
      <text:p text:style-name="P72"><text:span text:style-name="Source_20_Text"><text:s text:c="4"/>-=-=-=-=-=-=-=-=-=-=</text:span></text:p>
      <text:p text:style-name="P72">and</text:p>
      <text:p text:style-name="P72"><text:span text:style-name="Source_20_Text"><text:s text:c="4"/>fstring("repeat: %3{%4d%}", 1, 22, 333)</text:span></text:p>
      <text:p text:style-name="P72">produces:</text:p>
      <text:p text:style-name="P72"><text:span text:style-name="Source_20_Text"><text:s text:c="4"/>repeat: <text:s text:c="2"/>1 <text:s/>22 333</text:span></text:p>
      <text:p text:style-name="P73"/>
      <text:p text:style-name="P72">Repeating format can be nested without any practical limit.</text:p>
      <text:p text:style-name="P72">It is possible to spe<text:span text:style-name="T65">ci</text:span>fy the re<text:span text:style-name="T65">pe</text:span>at count at execution time using the <text:span text:style-name="T5">*</text:span><text:span text:style-name="T23"> notation.</text:span></text:p>
      <text:p text:style-name="P26">Example:</text:p>
      <text:p text:style-name="P72"><text:span text:style-name="Source_20_Text"><text:span text:style-name="T23"><text:s text:c="4"/>fstring("%*{abc%}", 5)</text:span></text:span></text:p>
      <text:p text:style-name="P26">produces:</text:p>
      <text:p text:style-name="P72"><text:span text:style-name="Source_20_Text"><text:span text:style-name="T23"><text:s text:c="4"/>abcabcabcabcabc</text:span></text:span></text:p>
      <text:p text:style-name="P72"><text:span text:style-name="Source_20_Text"><text:span text:style-name="T23"/></text:span></text:p>
      <text:h text:style-name="P144" text:outline-level="2"><text:bookmark-start text:name="__RefHeading___Toc1874_3598405996"/><text:span text:style-name="T71">The </text:span><text:span text:style-name="T19">%N</text:span><text:span text:style-name="T57"> format.</text:span><text:bookmark-end text:name="__RefHeading___Toc1874_3598405996"/></text:h>
      <text:p text:style-name="P94"><text:span text:style-name="Source_20_Text"><text:span text:style-name="T57"/></text:span></text:p>
      <text:p text:style-name="P95"><text:span text:style-name="T23">Inside a collection format, the </text:span><text:span text:style-name="T5">%N</text:span><text:span text:style-name="T23"> command can be used to generate the value of the current index in the container. <text:s/>By default indexes start counting at one, <text:s/>but if the </text:span><text:span text:style-name="T5">alternative (#)</text:span><text:span text:style-name="T23"> flag is given then they start at zero,</text:span></text:p>
      <text:p text:style-name="P40">Example:</text:p>
      <text:p text:style-name="P95"><text:span text:style-name="Source_20_Text"><text:span text:style-name="T23"><text:s text:c="4"/>auto t = std::make_tuple(1, 2.3, "four");</text:span></text:span></text:p>
      <text:p text:style-name="P95"><text:span text:style-name="Source_20_Text"><text:span text:style-name="T23"><text:s text:c="4"/>fstring("%[%5N: %s%]", t)</text:span></text:span></text:p>
      <text:p text:style-name="P96"><text:span text:style-name="T57">p</text:span><text:span text:style-name="T23">roduces</text:span></text:p>
      <text:p text:style-name="P95"><text:span text:style-name="Source_20_Text"><text:span text:style-name="T23"><text:s text:c="8"/>1: 1 <text:s text:c="3"/>2: 2.3 <text:s text:c="3"/>3: four</text:span></text:span></text:p>
      <text:p text:style-name="P96"><text:span text:style-name="T57">a</text:span><text:span text:style-name="T23">nd</text:span></text:p>
      <text:p text:style-name="P95"><text:span text:style-name="Source_20_Text"><text:span text:style-name="T23"><text:s text:c="4"/>std::vector&lt;int&gt; v = {10, 200, 3000};</text:span></text:span></text:p>
      <text:p text:style-name="P95"><text:span text:style-name="Source_20_Text"><text:span text:style-name="T23"><text:s text:c="4"/>fstring("%[%5N: %s%]", v)</text:span></text:span></text:p>
      <text:p text:style-name="P96"><text:span text:style-name="T57">p</text:span><text:span text:style-name="T23">roduces</text:span></text:p>
      <text:p text:style-name="P95"><text:span text:style-name="Source_20_Text"><text:span text:style-name="T23"><text:s text:c="8"/>1: 10 <text:s text:c="3"/>2: 200 <text:s text:c="3"/>3: 3000</text:span></text:span></text:p>
      <text:p text:style-name="P97"><text:span text:style-name="T57">a</text:span><text:span text:style-name="T23">nd with the </text:span><text:span text:style-name="T5">alternative</text:span><text:span text:style-name="T23"> flag:</text:span></text:p>
      <text:p text:style-name="P97"><text:span text:style-name="Source_20_Text"><text:span text:style-name="T23"><text:s text:c="4"/>fstring("%[%#5N: %s%]", v)</text:span></text:span></text:p>
      <text:p text:style-name="P41">produces</text:p>
      <text:p text:style-name="P97"><text:span text:style-name="Source_20_Text"><text:span text:style-name="T23"><text:s text:c="8"/>0: 10 <text:s text:c="3"/>1: 200 <text:s text:c="3"/>2: 3000</text:span></text:span></text:p>
      <text:p text:style-name="P41"/>
      <text:p text:style-name="P97"><text:span text:style-name="T23">Likewise the </text:span><text:span text:style-name="T5">%N</text:span><text:span text:style-name="T23"> format can also be used inside a repeated format to generate the repeat count.</text:span></text:p>
      <text:p text:style-name="P41">Example:</text:p>
      <text:p text:style-name="P97"><text:span text:style-name="Source_20_Text"><text:span text:style-name="T23"><text:s text:c="4"/>fstring("%5{%5N%}")</text:span></text:span></text:p>
      <text:p text:style-name="P41">produces</text:p>
      <text:p text:style-name="P97"><text:span text:style-name="Source_20_Text"><text:span text:style-name="T23"><text:s text:c="8"/>1 <text:s text:c="3"/>2 <text:s text:c="3"/>3 <text:s text:c="3"/>4 <text:s text:c="3"/>5</text:span></text:span></text:p>
      <text:p text:style-name="P41">and</text:p>
      <text:p text:style-name="P97"><text:span text:style-name="Source_20_Text"><text:span text:style-name="T23"><text:s text:c="4"/>fstring("%5{%#5N%}")</text:span></text:span></text:p>
      <text:p text:style-name="P41">produces</text:p>
      <text:p text:style-name="P97"><text:span text:style-name="Source_20_Text"><text:span text:style-name="T23"><text:s text:c="8"/>0 <text:s text:c="3"/>1 <text:s text:c="3"/>2 <text:s text:c="3"/>3 <text:s text:c="3"/>4</text:span></text:span></text:p>
      <text:p text:style-name="P97"><text:span text:style-name="Source_20_Text"><text:span text:style-name="T23"/></text:span></text:p>
      <text:h text:style-name="P136" text:outline-level="1"><text:bookmark-start text:name="__RefHeading___Toc1663_3272469980"/>The fmt io manipulator.<text:bookmark-end text:name="__RefHeading___Toc1663_3272469980"/></text:h>
      <text:p text:style-name="P57"/>
      <text:p text:style-name="P64">The <text:span text:style-name="T5">tsio::fmt</text:span><text:span text:style-name="T23"> io manipulator allows to set </text:span><text:span text:style-name="T5">std::osttream</text:span><text:span text:style-name="T23"> flags according to a printf like format.</text:span></text:p>
      <text:p text:style-name="P64"><text:span text:style-name="T23">Although the format uses the same syntax as </text:span><text:span text:style-name="T5">tsio::sprintf</text:span><text:span text:style-name="T23">, it does not implement all its features. <text:s/>Only the features are implemented that have an equivalent in the </text:span><text:span text:style-name="T5">ostream</text:span><text:span text:style-name="T23"> flags.</text:span></text:p>
      <text:p text:style-name="P64"><text:span text:style-name="T23">For example, the </text:span><text:span text:style-name="T5">space if positive</text:span><text:span text:style-name="T23"> flag from printf has no equivalence in </text:span><text:span text:style-name="T5">ostream’</text:span></text:p>
      <text:p text:style-name="P65"><text:span text:style-name="T23">Some formats, like the </text:span><text:span text:style-name="T5">g</text:span><text:span text:style-name="T23"> format reproduce different results.</text:span></text:p>
      <text:p text:style-name="P27">An example will make its usage clear:</text:p>
      <text:p text:style-name="P66"><text:s text:c="7"/><text:span text:style-name="Source_20_Text"><text:s/>std::string str;</text:span></text:p>
      <text:p text:style-name="P66"><text:span text:style-name="Source_20_Text"><text:s text:c="4"/>short s = 123;</text:span></text:p>
      <text:p text:style-name="P66"><text:span text:style-name="Source_20_Text"><text:s text:c="4"/>int i = 42;</text:span></text:p>
      <text:p text:style-name="P66"><text:span text:style-name="Source_20_Text"><text:s text:c="4"/>float f = float(234.567);</text:span></text:p>
      <text:p text:style-name="P66"><text:span text:style-name="Source_20_Text"><text:s text:c="4"/>double d = 345.678;</text:span></text:p>
      <text:p text:style-name="P66"><text:span text:style-name="Source_20_Text"><text:s text:c="4"/>const char* ch = "Don't panic";</text:span></text:p>
      <text:p text:style-name="P66"><text:span text:style-name="Source_20_Text"/></text:p>
      <text:p text:style-name="P67"><text:span text:style-name="Source_20_Text"><text:s text:c="4"/>std::cout &lt;&lt; fmt("%-15s") &lt;&lt; ch &lt;&lt; ',' &lt;&lt; fmt("%12i") &lt;&lt; s</text:span></text:p>
      <text:p text:style-name="P67"><text:span text:style-name="Source_20_Text"><text:s text:c="8"/>&lt;&lt; ',' &lt;&lt; fmt("d") &lt;&lt; i &lt;&lt; ',' &lt;&lt; fmt("12.2f") &lt;&lt; f</text:span></text:p>
      <text:p text:style-name="P67"><text:span text:style-name="Source_20_Text"><text:s text:c="8"/>&lt;&lt; ',' &lt;&lt; fmt("%7.1E") &lt;&lt; d &lt;&lt; ',' &lt;&lt; fmt("a") &lt;&lt; d</text:span></text:p>
      <text:p text:style-name="P67"><text:span text:style-name="Source_20_Text"><text:s text:c="8"/>&lt;&lt; fmt() &lt;&lt; '\n';</text:span></text:p>
      <text:p text:style-name="P68">produces:</text:p>
      <text:p text:style-name="P68"><text:span text:style-name="Source_20_Text"><text:s text:c="4"/>"Don't panic <text:s text:c="3"/>, <text:s text:c="8"/>123,42,</text:span></text:p>
      <text:p text:style-name="P68"><text:span text:style-name="Source_20_Text"><text:s text:c="5"/>234.57,3.5E+02,0x1.59ad916872b02p+8"</text:span></text:p>
      <text:p text:style-name="P68">The <text:span text:style-name="T5">fmt</text:span><text:span text:style-name="T23"> io </text:span><text:span text:style-name="T43">manipulator clears all </text:span><text:span text:style-name="T14">ostream</text:span><text:span text:style-name="T43"> flags when it starts. <text:s/>It then sets the flag as required by the format. <text:s/>After the next value is printed, the flags keep the newly set values except </text:span><text:span text:style-name="T14">width</text:span><text:span text:style-name="T43"> that is reset to default.</text:span></text:p>
      <text:p text:style-name="P85"><text:span text:style-name="T23">The call to </text:span><text:span text:style-name="T5">fmt()</text:span><text:span text:style-name="T23"> without any format resets all flags to their default value.</text:span></text:p>
      <text:h text:style-name="P139" text:outline-level="1"><text:bookmark-start text:name="__RefHeading___Toc1677_372675279"/>Cached formats.<text:bookmark-end text:name="__RefHeading___Toc1677_372675279"/></text:h>
      <text:p text:style-name="P87"/>
      <text:p text:style-name="P86">The <text:span text:style-name="T5">TSIO</text:span><text:span text:style-name="T23"> package provides the </text:span><text:span text:style-name="T5">C</text:span><text:span text:style-name="T18">F</text:span><text:span text:style-name="T5">ormat</text:span><text:span text:style-name="T23"> class that caches a format string in a binary form that allows multiple fast invocations of the sameformat.</text:span></text:p>
      <text:p text:style-name="P36"/>
      <text:p text:style-name="P86"><text:span text:style-name="T23">The </text:span><text:span text:style-name="T5">C</text:span><text:span text:style-name="T18">F</text:span><text:span text:style-name="T5">ormat</text:span><text:span text:style-name="T23"> class is instantiated with the format string as parameter. <text:s/>Then it can replace the format string in all output functions.</text:span></text:p>
      <text:p text:style-name="P36">The execution of an output function with a cached format is approximately 25% faster.</text:p>
      <text:p text:style-name="P36"/>
      <text:p text:style-name="P36">Example:</text:p>
      <text:p text:style-name="P86"><text:span text:style-name="Source_20_Text"><text:span text:style-name="T23"><text:s text:c="4"/>CFormat cformat("%5d");</text:span></text:span></text:p>
      <text:p text:style-name="P86"><text:span text:style-name="Source_20_Text"><text:span text:style-name="T23"/></text:span></text:p>
      <text:p text:style-name="P86"><text:span text:style-name="Source_20_Text"><text:span text:style-name="T23"><text:s text:c="4"/>for (int i = 0; i &lt; 10; ++i) {</text:span></text:span></text:p>
      <text:p text:style-name="P86"><text:span text:style-name="Source_20_Text"><text:span text:style-name="T23"><text:s text:c="8"/>oprintf(cformat, i);</text:span></text:span></text:p>
      <text:p text:style-name="P86"><text:span text:style-name="Source_20_Text"><text:span text:style-name="T23"><text:s text:c="4"/>}</text:span></text:span></text:p>
      <text:p text:style-name="P86"><text:span text:style-name="Source_20_Text"><text:span text:style-name="T23"/></text:span></text:p>
      <text:p text:style-name="P86"><text:span text:style-name="Source_20_Text"><text:span text:style-name="T23"><text:s text:c="4"/>oprintf("\n");</text:span></text:span></text:p>
      <text:p text:style-name="P88"><text:span text:style-name="T54">p</text:span><text:span text:style-name="T23">roduces</text:span></text:p>
      <text:p text:style-name="P88"><text:span text:style-name="Source_20_Text"><text:span text:style-name="T23"><text:s text:c="8"/>0 <text:s text:c="3"/>1 <text:s text:c="3"/>2 <text:s text:c="3"/>3 <text:s text:c="3"/>4 <text:s text:c="3"/>5 <text:s text:c="3"/>6 <text:s text:c="3"/>7 <text:s text:c="3"/>8 <text:s text:c="3"/>9</text:span></text:span></text:p>
      <text:p text:style-name="P37"/>
      <text:h text:style-name="P140" text:outline-level="1"><text:bookmark-start text:name="__RefHeading___Toc1801_3497641349"/>Error reporting.<text:bookmark-end text:name="__RefHeading___Toc1801_3497641349"/></text:h>
      <text:p text:style-name="P90"/>
      <text:p text:style-name="P38">The <text:span text:style-name="T5">TSIO</text:span> functions report all errors that are encountered during formatting on <text:span text:style-name="T5">std::cerr</text:span>.</text:p>
      <text:p text:style-name="P38">A call to any function except <text:span text:style-name="T5">fstring</text:span> returns a negative value if an error occurred. <text:s/>Otherwise the number of characters generated during formatting is returned. <text:s/>This is compatible with the standard functions.</text:p>
      <text:p text:style-name="P38">The error message are precise and the location of the error is indicated.</text:p>
      <text:p text:style-name="P38">Example:</text:p>
      <text:p text:style-name="P38"><text:span text:style-name="Source_20_Text"><text:s text:c="4"/>fstring("%d %d", 1)</text:span></text:p>
      <text:p text:style-name="P91">produces</text:p>
      <text:p text:style-name="P38"><text:span text:style-name="Source_20_Text"><text:s text:c="4"/>TSIO error: Extraneous format.</text:span></text:p>
      <text:p text:style-name="P38"><text:span text:style-name="Source_20_Text"><text:s text:c="13"/>at "%d %d"</text:span></text:p>
      <text:p text:style-name="P38"><text:span text:style-name="Source_20_Text"><text:s text:c="20"/>^</text:span></text:p>
      <text:p text:style-name="P38"><text:span text:style-name="Source_20_Text"/></text:p>
      <text:h text:style-name="P141" text:outline-level="1"><text:bookmark-start text:name="__RefHeading___Toc1876_3598405996"/>Appendix. <text:s/>Summary of formats.<text:bookmark-end text:name="__RefHeading___Toc1876_3598405996"/></text:h>
      <text:p text:style-name="P98"/>
      <text:h text:style-name="P151" text:outline-level="4">Formats.</text:h>
      <text:p text:style-name="P99">%<text:span text:style-name="T72"><text:tab/></text:span><text:span text:style-name="T73">literal %.</text:span></text:p>
      <text:p text:style-name="P100">a<text:span text:style-name="T72"><text:tab/>hexadecimal floating point.</text:span></text:p>
      <text:p text:style-name="P100">A<text:span text:style-name="T72"><text:tab/>hexadecimal floating point uppercase.</text:span></text:p>
      <text:p text:style-name="P100">b<text:span text:style-name="T72"><text:tab/>binary integral.</text:span></text:p>
      <text:p text:style-name="P100">B<text:span text:style-name="T72"><text:tab/>binary integral uppercase.</text:span></text:p>
      <text:p text:style-name="P100">c<text:span text:style-name="T72"><text:tab/>character.</text:span></text:p>
      <text:p text:style-name="P100">C<text:span text:style-name="T72"><text:tab/>character</text:span><text:span text:style-name="T74"> possibly escaped</text:span><text:span text:style-name="T72">.</text:span></text:p>
      <text:p text:style-name="P100">d<text:span text:style-name="T72"><text:tab/>decimal integral.</text:span></text:p>
      <text:p text:style-name="P100">e<text:span text:style-name="T72"><text:tab/>scientific floating point.</text:span></text:p>
      <text:p text:style-name="P100">E<text:span text:style-name="T72"><text:tab/>scientific floating point uppercase.</text:span></text:p>
      <text:p text:style-name="P100">f<text:span text:style-name="T72"><text:tab/>fixed floating point.<text:tab/></text:span></text:p>
      <text:p text:style-name="P100">F<text:span text:style-name="T72"><text:tab/>fixed floating (same as </text:span>f<text:span text:style-name="T72">).</text:span></text:p>
      <text:p text:style-name="P101">g<text:span text:style-name="T72"><text:tab/>floating point default.</text:span></text:p>
      <text:p text:style-name="P101">G<text:span text:style-name="T72"><text:tab/>floating point default uppercase.</text:span></text:p>
      <text:p text:style-name="P105"><text:span text:style-name="T76">i</text:span><text:tab/>decimal integer (same as <text:span text:style-name="T76">d</text:span>),</text:p>
      <text:p text:style-name="P105"><text:span text:style-name="T76">n</text:span><text:tab/>return numbers of characters written.</text:p>
      <text:p text:style-name="P101">N<text:span text:style-name="T72"><text:tab/></text:span><text:span text:style-name="T75">index of </text:span><text:span text:style-name="T72">collection format or repeat</text:span><text:span text:style-name="T75"> format</text:span><text:span text:style-name="T72">.</text:span></text:p>
      <text:p text:style-name="P105"><text:span text:style-name="T76">o</text:span><text:tab/>octal integral</text:p>
      <text:p text:style-name="P106"><text:span text:style-name="T77">p</text:span><text:span text:style-name="T78"><text:tab/>pointer.</text:span></text:p>
      <text:p text:style-name="P101">s<text:span text:style-name="T72"><text:tab/>character string or generic format.</text:span></text:p>
      <text:p text:style-name="P103">S<text:span text:style-name="T72"><text:tab/>character string, possibly escaped.</text:span></text:p>
      <text:p text:style-name="P101">u<text:span text:style-name="T72"><text:tab/>unsigned integral.</text:span></text:p>
      <text:p text:style-name="P101">x<text:span text:style-name="T72"><text:tab/>hexadecimal integral.</text:span></text:p>
      <text:p text:style-name="P101">X<text:span text:style-name="T72"><text:tab/>hexadecimal integral uppercase.</text:span></text:p>
      <text:p text:style-name="P103">{<text:span text:style-name="T72"><text:tab/>start repeating format.</text:span></text:p>
      <text:p text:style-name="P103">}<text:span text:style-name="T72"><text:tab/>end repeating format.</text:span></text:p>
      <text:p text:style-name="P103">[<text:span text:style-name="T72"><text:tab/>start collection format.</text:span></text:p>
      <text:p text:style-name="P103"><text:soft-page-break/>]<text:span text:style-name="T72"><text:tab/>end collection format.</text:span></text:p>
      <text:p text:style-name="P103">&lt;<text:span text:style-name="T72"><text:tab/>start element format.</text:span></text:p>
      <text:p text:style-name="P103">&gt;<text:span text:style-name="T72"><text:tab/>end element format.</text:span></text:p>
      <text:p text:style-name="P105"/>
      <text:h text:style-name="P151" text:outline-level="4">Parameters.</text:h>
      <text:p text:style-name="P103">*<text:span text:style-name="T72"><text:tab/>width or precision from argument.</text:span></text:p>
      <text:p text:style-name="P102">%n$<text:span text:style-name="T72"><text:tab/></text:span><text:span text:style-name="T74">positional</text:span><text:span text:style-name="T72"> argument.</text:span></text:p>
      <text:p text:style-name="P102"><text:span text:style-name="T72">*m$<text:tab/></text:span><text:span text:style-name="T74">width or precision from positional argument.</text:span></text:p>
      <text:p text:style-name="P107"/>
      <text:h text:style-name="Heading_20_4" text:outline-level="4">Flags.</text:h>
      <text:p text:style-name="P108"><text:span text:style-name="T76">-</text:span><text:span text:style-name="T72"><text:tab/>left justify</text:span></text:p>
      <text:p text:style-name="P104">^<text:span text:style-name="T72"><text:tab/>center justify.</text:span></text:p>
      <text:p text:style-name="P104">#<text:span text:style-name="T72"><text:tab/>alternative.</text:span></text:p>
      <text:p text:style-name="P104">0<text:span text:style-name="T72"><text:tab/>zerofill</text:span></text:p>
      <text:p text:style-name="P104">space<text:span text:style-name="T72"><text:tab/>add leading space if positive.</text:span></text:p>
      <text:p text:style-name="P104">+<text:span text:style-name="T72"><text:tab/>always add sign.</text:span></text:p>
      <text:p text:style-name="P104">'x<text:span text:style-name="T72"><text:tab/>set </text:span><text:span text:style-name="T22">x</text:span><text:span text:style-name="T62"> as numeric fill character.</text:span></text:p>
      <text:p text:style-name="P104"><text:span text:style-name="T23">"x</text:span><text:span text:style-name="T62"><text:tab/>set x as alphabetic fill character.</text:span></text:p>
      <text:p text:style-name="P46"/>
      <text:h text:style-name="P151" text:outline-level="4">Length modifiers.</text:h>
      <text:p text:style-name="P104">h<text:span text:style-name="T72">, </text:span>j<text:span text:style-name="T72">, </text:span>l<text:span text:style-name="T72">, </text:span>t<text:span text:style-name="T72">, </text:span>z<text:span text:style-name="T72"><text:tab/>All length modifiers are unneeded and thus ignor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21:27:29.610266008</meta:creation-date>
    <dc:date>2018-03-18T09:05:21.109182636</dc:date>
    <meta:editing-duration>PT6H3M59S</meta:editing-duration>
    <meta:editing-cycles>48</meta:editing-cycles>
    <meta:generator>LibreOffice/5.4.5.1$Linux_x86 LibreOffice_project/40$Build-1</meta:generator>
    <meta:document-statistic meta:table-count="0" meta:image-count="0" meta:object-count="0" meta:page-count="22" meta:paragraph-count="325" meta:word-count="2594" meta:character-count="16330" meta:non-whitespace-character-count="13357"/>
  </office:meta>
</office:document-meta>
</file>